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1" style:family="table">
      <style:table-properties style:width="9.158cm" fo:margin-left="0cm" fo:margin-right="-0.007cm" table:align="margins"/>
    </style:style>
    <style:style style:name="Tableau1.A" style:family="table-column">
      <style:table-column-properties style:column-width="1.995cm" style:rel-column-width="14275*"/>
    </style:style>
    <style:style style:name="Tableau1.B" style:family="table-column">
      <style:table-column-properties style:column-width="2.014cm" style:rel-column-width="14414*"/>
    </style:style>
    <style:style style:name="Tableau1.C" style:family="table-column">
      <style:table-column-properties style:column-width="2.686cm" style:rel-column-width="19223*"/>
    </style:style>
    <style:style style:name="Tableau1.D" style:family="table-column">
      <style:table-column-properties style:column-width="2.462cm" style:rel-column-width="17623*"/>
    </style:style>
    <style:style style:name="Tableau1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1.2" style:family="table-row">
      <style:table-row-properties style:row-height="1.199cm"/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1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paragraph-rsid="003b90e5"/>
    </style:style>
    <style:style style:name="P21" style:family="paragraph" style:parent-style-name="Standard">
      <style:paragraph-properties fo:margin-top="0.199cm" fo:margin-bottom="0cm" style:contextual-spacing="false"/>
      <style:text-properties officeooo:paragraph-rsid="003b90e5"/>
    </style:style>
    <style:style style:name="P22" style:family="paragraph" style:parent-style-name="_5f_Paragraphe_20_livret_20_">
      <style:paragraph-properties fo:margin-top="0.199cm" fo:margin-bottom="0cm" style:contextual-spacing="false"/>
      <style:text-properties officeooo:paragraph-rsid="003b90e5"/>
    </style:style>
    <style:style style:name="P23" style:family="paragraph" style:parent-style-name="_5f_Paragraphe_20_livret_20_">
      <style:text-properties officeooo:paragraph-rsid="003b90e5"/>
    </style:style>
    <style:style style:name="P24" style:family="paragraph" style:parent-style-name="Footer">
      <style:text-properties officeooo:rsid="00178920" officeooo:paragraph-rsid="00178920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ooter">
      <style:text-properties officeooo:paragraph-rsid="003ced43"/>
    </style:style>
    <style:style style:name="P27" style:family="paragraph" style:parent-style-name="Header">
      <style:text-properties fo:font-size="14pt" style:font-size-asian="14pt" style:font-size-complex="14pt"/>
    </style:style>
    <style:style style:name="P28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9" style:family="paragraph" style:parent-style-name="Exo_5f_Num" style:list-style-name="Num_5f_Exo">
      <style:paragraph-properties fo:margin-top="0.6cm" fo:margin-bottom="0.101cm" style:contextual-spacing="false"/>
      <style:text-properties officeooo:paragraph-rsid="003b90e5"/>
    </style:style>
    <style:style style:name="P30" style:family="paragraph" style:parent-style-name="Exo_5f_Num" style:list-style-name="Num_5f_Exo">
      <style:paragraph-properties fo:margin-top="0.101cm" fo:margin-bottom="0cm" style:contextual-spacing="false"/>
      <style:text-properties officeooo:paragraph-rsid="003c2f8a"/>
    </style:style>
    <style:style style:name="P31" style:family="paragraph" style:parent-style-name="Exo_5f_Num" style:list-style-name="Num_5f_Exo">
      <style:paragraph-properties fo:margin-top="0.58cm" fo:margin-bottom="0cm" style:contextual-spacing="false"/>
      <style:text-properties officeooo:paragraph-rsid="004ed6a3"/>
    </style:style>
    <style:style style:name="P32" style:family="paragraph" style:parent-style-name="Exo_5f_Num">
      <style:paragraph-properties fo:margin-top="0.6cm" fo:margin-bottom="0.101cm" style:contextual-spacing="false"/>
      <style:text-properties officeooo:paragraph-rsid="003b90e5"/>
    </style:style>
    <style:style style:name="P33" style:family="paragraph" style:parent-style-name="Exo_5f_Num" style:master-page-name="_5f_Fiche_20_éditeur_20_série_20_2_20_une_20_colonne_20_impaire_20__28_G_29_">
      <style:paragraph-properties fo:margin-top="0.6cm" fo:margin-bottom="0.101cm" style:contextual-spacing="false" style:page-number="8" fo:break-before="auto" fo:break-after="auto"/>
      <style:text-properties officeooo:paragraph-rsid="003b90e5"/>
    </style:style>
    <style:style style:name="P34" style:family="paragraph" style:parent-style-name="Exo_5f_Num">
      <style:paragraph-properties fo:margin-top="0cm" fo:margin-bottom="0cm" style:contextual-spacing="false"/>
      <style:text-properties officeooo:paragraph-rsid="003b90e5"/>
    </style:style>
    <style:style style:name="P35" style:family="paragraph" style:parent-style-name="Exo_5f_Num">
      <style:paragraph-properties fo:margin-top="0.58cm" fo:margin-bottom="0cm" style:contextual-spacing="false"/>
      <style:text-properties officeooo:paragraph-rsid="004ed6a3"/>
    </style:style>
    <style:style style:name="P36" style:family="paragraph" style:parent-style-name="FILET_5f_POINTILLES" style:list-style-name="liste_5f_abc">
      <style:paragraph-properties fo:margin-top="0.199cm" fo:margin-bottom="0cm" style:contextual-spacing="false" style:line-height-at-least="1cm" fo:text-align="justify" style:justify-single-word="false"/>
      <style:text-properties fo:color="#b3b3b3" loext:opacity="100%" style:font-name="Bitstream Vera Sans4" fo:font-size="10pt" fo:font-style="normal" officeooo:paragraph-rsid="0044dcde" fo:background-color="transparent"/>
    </style:style>
    <style:style style:name="P37" style:family="paragraph" style:parent-style-name="FILET_5f_POINTILLES">
      <style:paragraph-properties fo:margin-top="0cm" fo:margin-bottom="0.079cm" style:contextual-spacing="false"/>
      <style:text-properties officeooo:paragraph-rsid="003b90e5"/>
    </style:style>
    <style:style style:name="P38" style:family="paragraph" style:parent-style-name="Standard" style:list-style-name="liste_5f_abc">
      <style:text-properties officeooo:paragraph-rsid="003c2f8a"/>
    </style:style>
    <style:style style:name="P39" style:family="paragraph" style:parent-style-name="Standard" style:list-style-name="liste_5f_abc">
      <style:text-properties officeooo:paragraph-rsid="003ea867"/>
    </style:style>
    <style:style style:name="P40" style:family="paragraph" style:parent-style-name="Standard" style:list-style-name="liste_5f_abc">
      <style:text-properties officeooo:paragraph-rsid="003b90e5"/>
    </style:style>
    <style:style style:name="P41" style:family="paragraph" style:parent-style-name="Standard" style:list-style-name="liste_5f_abc">
      <style:paragraph-properties fo:margin-top="0.199cm" fo:margin-bottom="0cm" style:contextual-spacing="false"/>
      <style:text-properties officeooo:paragraph-rsid="003b90e5"/>
    </style:style>
    <style:style style:name="P42" style:family="paragraph" style:parent-style-name="Standard" style:list-style-name="liste_5f_abc">
      <style:paragraph-properties fo:margin-top="0cm" fo:margin-bottom="0cm" style:contextual-spacing="false"/>
      <style:text-properties officeooo:paragraph-rsid="00432a68"/>
    </style:style>
    <style:style style:name="P43" style:family="paragraph" style:parent-style-name="Standard" style:list-style-name="liste_5f_abc">
      <style:paragraph-properties fo:margin-top="0.199cm" fo:margin-bottom="0cm" style:contextual-spacing="false" fo:line-height="150%"/>
      <style:text-properties officeooo:paragraph-rsid="003b90e5"/>
    </style:style>
    <style:style style:name="P44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4d43a0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1" fo:font-size="9pt" fo:font-style="normal" fo:font-weight="bold" officeooo:paragraph-rsid="004ed6a3" style:font-size-asian="9pt" style:font-style-asian="normal" style:font-weight-asian="bold" style:font-size-complex="9pt" style:font-style-complex="normal" style:font-weight-complex="bold"/>
    </style:style>
    <style:style style:name="P46" style:family="paragraph" style:parent-style-name="_5f_Paragraphe_20_livret_20_" style:list-style-name="Num_5f_Exo">
      <style:text-properties officeooo:paragraph-rsid="003b90e5"/>
    </style:style>
    <style:style style:name="P4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b90e5"/>
    </style:style>
    <style:style style:name="P48" style:family="paragraph" style:parent-style-name="_5f_Paragraphe_20_livret_20_" style:list-style-name="liste_5f_abc">
      <style:text-properties officeooo:paragraph-rsid="003b90e5"/>
    </style:style>
    <style:style style:name="P4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b90e5"/>
    </style:style>
    <style:style style:name="P50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3b90e5"/>
    </style:style>
    <style:style style:name="P51" style:family="paragraph" style:parent-style-name="_5f_Paragraphe_20_livret_20_réponse_20_élève" style:list-style-name="liste_5f_abc"/>
    <style:style style:name="P52" style:family="paragraph" style:parent-style-name="_5f_Paragraphe_20_livret_20_réponse_20_élève" style:list-style-name="liste_5f_abc">
      <style:text-properties officeooo:paragraph-rsid="004b8c65"/>
    </style:style>
    <style:style style:name="P53" style:family="paragraph" style:parent-style-name="_5f_Paragraphe_20_livret_20_réponse_20_élève" style:list-style-name="liste_5f_abc">
      <style:text-properties officeooo:paragraph-rsid="004c4326"/>
    </style:style>
    <style:style style:name="P54" style:family="paragraph" style:parent-style-name="_5f_Paragraphe_20_livret_20_réponse_20_élève" style:list-style-name="liste_5f_abc">
      <style:text-properties officeooo:paragraph-rsid="0044dcde"/>
    </style:style>
    <style:style style:name="P55" style:family="paragraph" style:parent-style-name="_5f_Paragraphe_20_livret_20_réponse_20_élève" style:list-style-name="liste_5f_abc">
      <style:text-properties officeooo:paragraph-rsid="004ed6a3"/>
    </style:style>
    <style:style style:name="P5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d43a0" style:font-size-asian="9pt" style:font-size-complex="9pt"/>
    </style:style>
    <style:style style:name="P5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ed6a3" style:font-size-asian="9pt" style:font-size-complex="9pt"/>
    </style:style>
    <style:style style:name="P5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d43a0" style:font-size-asian="9pt" style:font-size-complex="9pt"/>
    </style:style>
    <style:style style:name="P5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ed6a3" style:font-size-asian="9pt" style:font-size-complex="9pt"/>
    </style:style>
    <style:style style:name="P6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font-size="9pt" officeooo:paragraph-rsid="004d43a0" style:font-size-asian="9pt" style:font-size-complex="9pt"/>
    </style:style>
    <style:style style:name="P6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font-size="9pt" officeooo:paragraph-rsid="004ed6a3" style:font-size-asian="9pt" style:font-size-complex="9pt"/>
    </style:style>
    <style:style style:name="P6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rsid="00947ee6" officeooo:paragraph-rsid="004d43a0" style:font-size-asian="9pt" style:font-size-complex="9pt"/>
    </style:style>
    <style:style style:name="P6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rsid="00947ee6" officeooo:paragraph-rsid="004ed6a3" style:font-size-asian="9pt" style:font-size-complex="9pt"/>
    </style:style>
    <style:style style:name="P64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d43a0" style:font-size-asian="9pt" style:font-size-complex="9pt"/>
    </style:style>
    <style:style style:name="P65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4ed6a3" style:font-size-asian="9pt" style:font-size-complex="9pt"/>
    </style:style>
    <style:style style:name="P66" style:family="paragraph" style:parent-style-name="_5f_Paragraphe_20_livret_20_réponse_20_élève">
      <style:paragraph-properties fo:text-align="center" style:justify-single-word="false"/>
      <style:text-properties fo:font-size="9pt" officeooo:paragraph-rsid="004d43a0" style:font-size-asian="9pt" style:font-size-complex="9pt"/>
    </style:style>
    <style:style style:name="P67" style:family="paragraph" style:parent-style-name="_5f_Paragraphe_20_livret_20_réponse_20_élève">
      <style:paragraph-properties fo:text-align="center" style:justify-single-word="false"/>
      <style:text-properties fo:font-size="9pt" officeooo:paragraph-rsid="004ed6a3" style:font-size-asian="9pt" style:font-size-complex="9pt"/>
    </style:style>
    <style:style style:name="P68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01cm">
        <style:tab-stops>
          <style:tab-stop style:position="3.069cm" style:leader-style="dotted" style:leader-text="."/>
          <style:tab-stop style:position="5.927cm" style:leader-style="dotted" style:leader-text="."/>
          <style:tab-stop style:position="8.872cm" style:leader-style="dotted" style:leader-text="."/>
          <style:tab-stop style:position="8.943cm" style:leader-style="dotted" style:leader-text="."/>
        </style:tab-stops>
      </style:paragraph-properties>
      <style:text-properties officeooo:paragraph-rsid="004ed6a3"/>
    </style:style>
    <style:style style:name="P69" style:family="paragraph" style:parent-style-name="_5f_Pied_20_de_20_page" style:list-style-name="">
      <style:paragraph-properties fo:text-align="end" style:justify-single-word="false"/>
    </style:style>
    <style:style style:name="P70" style:family="paragraph" style:parent-style-name="_5f_Pied_20_de_20_page">
      <style:paragraph-properties fo:text-align="end" style:justify-single-word="false"/>
    </style:style>
    <style:style style:name="P71" style:family="paragraph" style:parent-style-name="_5f_Pied_20_de_20_page" style:list-style-name=""/>
    <style:style style:name="P7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3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c88be" style:font-size-asian="16pt" style:font-style-asian="normal" style:font-size-complex="16pt" style:font-style-complex="normal"/>
    </style:style>
    <style:style style:name="T8" style:family="text">
      <style:text-properties officeooo:rsid="003163d5"/>
    </style:style>
    <style:style style:name="T9" style:family="text">
      <style:text-properties officeooo:rsid="00308c81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8055d3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662daa" style:font-weight-asian="normal" style:font-weight-complex="normal"/>
    </style:style>
    <style:style style:name="T13" style:family="text">
      <style:text-properties style:text-position="0% 100%" style:font-name="Bitstream Vera Sans4" fo:font-size="10pt" style:font-size-asian="10pt" style:font-size-complex="10pt"/>
    </style:style>
    <style:style style:name="T14" style:family="text">
      <style:text-properties style:text-position="0% 100%" style:font-name="Bitstream Vera Sans4" fo:font-size="10pt" officeooo:rsid="004ed6a3" style:font-size-asian="10pt" style:font-size-complex="10pt"/>
    </style:style>
    <style:style style:name="T15" style:family="text">
      <style:text-properties style:text-position="0% 100%" style:font-name="Bitstream Vera Sans4" fo:font-size="10pt" fo:letter-spacing="-0.018cm" style:font-size-asian="10pt" style:font-size-complex="10pt"/>
    </style:style>
    <style:style style:name="T16" style:family="text">
      <style:text-properties style:text-position="0% 100%" style:font-size-asian="10pt" style:font-style-asian="normal" style:font-size-complex="10pt" style:font-style-complex="normal"/>
    </style:style>
    <style:style style:name="T17" style:family="text">
      <style:text-properties style:text-position="0% 100%" style:font-name="Bitstream Vera Sans1" fo:font-size="10pt" fo:letter-spacing="-0.018cm" fo:font-style="normal" style:font-size-asian="10pt" style:font-style-asian="normal" style:font-size-complex="10pt" style:font-style-complex="normal"/>
    </style:style>
    <style:style style:name="T18" style:family="text">
      <style:text-properties style:text-position="0% 100%" style:font-name="Bitstream Vera Sans1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text-position="0% 100%"/>
    </style:style>
    <style:style style:name="T21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text-position="0% 100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25" style:family="text">
      <style:text-properties fo:color="#000000" loext:opacity="100%" style:text-position="0% 100%" style:font-name="Bitstream Vera Sans1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26" style:family="text">
      <style:text-properties fo:color="#000000" loext:opacity="100%" style:text-position="0% 100%" style:font-name="Bitstream Vera Sans1" fo:font-size="9pt" fo:font-style="normal" style:text-underline-style="none" fo:font-weight="normal" fo:background-color="#ffff00" loext:char-shading-value="0" style:font-name-asian="OpenSymbol1" style:font-style-asian="normal" style:font-name-complex="OpenSymbol1" style:font-style-complex="normal"/>
    </style:style>
    <style:style style:name="T27" style:family="text">
      <style:text-properties fo:color="#000000" loext:opacity="100%" style:text-position="0% 100%" style:font-name="OpenSymbol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text-position="0% 100%" officeooo:rsid="00908b9d"/>
    </style:style>
    <style:style style:name="T29" style:family="text">
      <style:text-properties fo:color="#000000" loext:opacity="100%" style:text-position="0% 100%" officeooo:rsid="00502719"/>
    </style:style>
    <style:style style:name="T30" style:family="text">
      <style:text-properties fo:color="#000000" loext:opacity="100%" style:text-position="0% 100%" officeooo:rsid="008055d3" style:font-weight-asian="normal" style:font-weight-complex="normal"/>
    </style:style>
    <style:style style:name="T31" style:family="text">
      <style:text-properties fo:color="#000000" loext:opacity="100%" style:text-position="0% 100%" officeooo:rsid="00662daa" style:font-weight-asian="normal" style:font-weight-complex="normal"/>
    </style:style>
    <style:style style:name="T32" style:family="text">
      <style:text-properties fo:color="#000000" loext:opacity="100%" style:text-position="0% 100%" fo:font-size="10pt" style:text-underline-style="none" fo:font-weight="normal" officeooo:rsid="004b52ae" style:font-size-asian="10pt" style:font-weight-asian="normal" style:font-size-complex="10pt" style:font-weight-complex="normal"/>
    </style:style>
    <style:style style:name="T33" style:family="text">
      <style:text-properties fo:color="#000000" loext:opacity="100%" style:text-position="0% 100%" fo:letter-spacing="-0.004cm" officeooo:rsid="00502719"/>
    </style:style>
    <style:style style:name="T34" style:family="text">
      <style:text-properties fo:color="#000000" loext:opacity="100%" style:text-position="0% 100%" fo:letter-spacing="-0.004cm" officeooo:rsid="004d43a0"/>
    </style:style>
    <style:style style:name="T35" style:family="text">
      <style:text-properties fo:color="#000000" loext:opacity="100%" style:text-position="0% 100%" fo:font-weight="normal" officeooo:rsid="00437e00" fo:background-color="#ffff00" loext:char-shading-value="0" style:font-weight-asian="normal" style:font-weight-complex="normal"/>
    </style:style>
    <style:style style:name="T36" style:family="text">
      <style:text-properties fo:color="#000000" loext:opacity="100%" officeooo:rsid="0056cef5"/>
    </style:style>
    <style:style style:name="T37" style:family="text">
      <style:text-properties fo:color="#000000" loext:opacity="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1" fo:font-size="10pt" fo:font-style="normal" style:text-underline-style="none" fo:font-weight="normal" officeooo:rsid="0098cd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1" fo:font-size="10pt" fo:font-style="normal" style:text-underline-style="none" fo:font-weight="normal" officeooo:rsid="0083b8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Bitstream Vera Sans1" fo:font-size="10pt" fo:font-style="normal" style:text-underline-style="none" fo:font-weight="normal" officeooo:rsid="008fa05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Bitstream Vera Sans1" fo:font-size="10pt" fo:font-style="normal" style:text-underline-style="none" fo:font-weight="normal" officeooo:rsid="0092656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Bitstream Vera Sans1" fo:font-size="10pt" fo:font-style="normal" style:text-underline-style="none" fo:font-weight="normal" officeooo:rsid="00908b9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Bitstream Vera Sans1" fo:font-size="10pt" fo:font-style="normal" style:text-underline-style="none" fo:font-weight="normal" officeooo:rsid="008621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font-name="Bitstream Vera Sans1" fo:font-size="10pt" fo:font-style="normal" style:text-underline-style="none" fo:font-weight="normal" officeooo:rsid="0083fd8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font-name="Bitstream Vera Sans1" fo:font-size="10pt" fo:font-style="normal" style:text-underline-style="none" fo:font-weight="normal" officeooo:rsid="0086a69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style:font-name="Bitstream Vera Sans1" fo:font-size="10pt" fo:font-style="normal" style:text-underline-style="none" fo:font-weight="normal" officeooo:rsid="003ea86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loext:opacity="100%" style:font-name="OpenSymbol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loext:opacity="100%" style:font-name="OpenSymbol1" fo:font-size="10pt" style:text-underline-style="none" fo:font-weight="normal" officeooo:rsid="008055d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loext:opacity="100%" officeooo:rsid="0083b8bd"/>
    </style:style>
    <style:style style:name="T52" style:family="text">
      <style:text-properties fo:color="#000000" loext:opacity="100%" officeooo:rsid="00908b9d"/>
    </style:style>
    <style:style style:name="T53" style:family="text">
      <style:text-properties fo:color="#000000" loext:opacity="100%" style:text-position="super 58%" officeooo:rsid="00908b9d"/>
    </style:style>
    <style:style style:name="T54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style:text-position="super 58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57" style:family="text">
      <style:text-properties fo:color="#000000" loext:opacity="100%" style:text-position="super 58%" style:font-name="Bitstream Vera Sans1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58" style:family="text">
      <style:text-properties fo:color="#000000" loext:opacity="100%" style:text-position="super 58%" style:font-name="Bitstream Vera Sans1" fo:font-size="9pt" fo:font-style="normal" fo:background-color="#ffff00" loext:char-shading-value="0" style:font-style-asian="normal" style:font-style-complex="normal"/>
    </style:style>
    <style:style style:name="T59" style:family="text">
      <style:text-properties fo:color="#000000" loext:opacity="100%" style:text-position="super 58%" style:font-name="Bitstream Vera Sans1" fo:font-size="9pt" fo:font-style="normal" style:text-underline-style="none" fo:font-weight="normal" fo:background-color="#ffff00" loext:char-shading-value="0" style:font-name-asian="OpenSymbol1" style:font-style-asian="normal" style:font-name-complex="OpenSymbol1" style:font-style-complex="normal"/>
    </style:style>
    <style:style style:name="T60" style:family="text">
      <style:text-properties fo:color="#000000" loext:opacity="100%" officeooo:rsid="00662daa"/>
    </style:style>
    <style:style style:name="T61" style:family="text">
      <style:text-properties fo:color="#000000" loext:opacity="100%" officeooo:rsid="00498909"/>
    </style:style>
    <style:style style:name="T62" style:family="text">
      <style:text-properties fo:color="#000000" loext:opacity="100%" officeooo:rsid="004b955b"/>
    </style:style>
    <style:style style:name="T63" style:family="text">
      <style:text-properties fo:color="#000000" loext:opacity="100%" officeooo:rsid="008621e8"/>
    </style:style>
    <style:style style:name="T64" style:family="text">
      <style:text-properties fo:color="#000000" loext:opacity="100%" officeooo:rsid="0086a693"/>
    </style:style>
    <style:style style:name="T65" style:family="text">
      <style:text-properties fo:color="#000000" loext:opacity="100%" officeooo:rsid="00542b96"/>
    </style:style>
    <style:style style:name="T66" style:family="text">
      <style:text-properties fo:color="#000000" loext:opacity="100%" officeooo:rsid="0055cdcd"/>
    </style:style>
    <style:style style:name="T67" style:family="text">
      <style:text-properties fo:color="#000000" loext:opacity="100%" officeooo:rsid="0087181e"/>
    </style:style>
    <style:style style:name="T68" style:family="text">
      <style:text-properties fo:color="#000000" loext:opacity="100%" officeooo:rsid="008ca055" style:font-weight-asian="normal" style:font-weight-complex="normal"/>
    </style:style>
    <style:style style:name="T69" style:family="text">
      <style:text-properties fo:color="#000000" loext:opacity="100%" officeooo:rsid="00404ccd"/>
    </style:style>
    <style:style style:name="T70" style:family="text">
      <style:text-properties style:font-weight-asian="normal"/>
    </style:style>
    <style:style style:name="T71" style:family="text">
      <style:text-properties officeooo:rsid="008055d3" style:font-weight-asian="normal" style:font-weight-complex="normal"/>
    </style:style>
    <style:style style:name="T72" style:family="text">
      <style:text-properties officeooo:rsid="0083fd8a" style:font-weight-asian="normal" style:font-weight-complex="normal"/>
    </style:style>
    <style:style style:name="T73" style:family="text">
      <style:text-properties officeooo:rsid="00662daa" style:font-weight-asian="normal" style:font-weight-complex="normal"/>
    </style:style>
    <style:style style:name="T74" style:family="text">
      <style:text-properties officeooo:rsid="0086a693" style:font-weight-asian="normal" style:font-weight-complex="normal"/>
    </style:style>
    <style:style style:name="T75" style:family="text">
      <style:text-properties officeooo:rsid="0087181e" style:font-weight-asian="normal" style:font-weight-complex="normal"/>
    </style:style>
    <style:style style:name="T76" style:family="text">
      <style:text-properties fo:color="#800000" loext:opacity="100%" style:text-position="0% 100%" officeooo:rsid="00908b9d"/>
    </style:style>
    <style:style style:name="T77" style:family="text">
      <style:text-properties officeooo:rsid="0083b8bd"/>
    </style:style>
    <style:style style:name="T78" style:family="text">
      <style:text-properties officeooo:rsid="00662daa"/>
    </style:style>
    <style:style style:name="T79" style:family="text">
      <style:text-properties style:text-position="super 58%"/>
    </style:style>
    <style:style style:name="T80" style:family="text">
      <style:text-properties style:text-position="super 58%" officeooo:rsid="008621e8" style:font-weight-asian="normal" style:font-weight-complex="normal"/>
    </style:style>
    <style:style style:name="T81" style:family="text">
      <style:text-properties style:text-position="super 58%" officeooo:rsid="0083fd8a" style:font-weight-asian="normal" style:font-weight-complex="normal"/>
    </style:style>
    <style:style style:name="T82" style:family="text">
      <style:text-properties style:text-position="super 58%" officeooo:rsid="0083b8bd" style:font-weight-asian="normal" style:font-weight-complex="normal"/>
    </style:style>
    <style:style style:name="T83" style:family="text">
      <style:text-properties style:text-position="super 58%" officeooo:rsid="0086a693" style:font-weight-asian="normal" style:font-weight-complex="normal"/>
    </style:style>
    <style:style style:name="T84" style:family="text">
      <style:text-properties style:text-position="super 58%" officeooo:rsid="0087181e" style:font-weight-asian="normal" style:font-weight-complex="normal"/>
    </style:style>
    <style:style style:name="T85" style:family="text">
      <style:text-properties style:text-position="super 58%" officeooo:rsid="003ea867"/>
    </style:style>
    <style:style style:name="T86" style:family="text">
      <style:text-properties style:text-position="super 58%" officeooo:rsid="00579107"/>
    </style:style>
    <style:style style:name="T87" style:family="text">
      <style:text-properties officeooo:rsid="008621e8"/>
    </style:style>
    <style:style style:name="T88" style:family="text">
      <style:text-properties officeooo:rsid="0083fd8a"/>
    </style:style>
    <style:style style:name="T89" style:family="text">
      <style:text-properties officeooo:rsid="0086a693"/>
    </style:style>
    <style:style style:name="T90" style:family="text">
      <style:text-properties style:text-underline-style="none" fo:font-weight="normal" officeooo:rsid="008055d3" style:font-weight-asian="normal" style:font-weight-complex="normal"/>
    </style:style>
    <style:style style:name="T91" style:family="text">
      <style:text-properties fo:letter-spacing="-0.014cm" officeooo:rsid="00662daa"/>
    </style:style>
    <style:style style:name="T92" style:family="text">
      <style:text-properties fo:letter-spacing="normal" style:text-underline-style="none" fo:font-weight="normal" officeooo:rsid="00908b9d" style:font-weight-asian="normal" style:font-weight-complex="normal"/>
    </style:style>
    <style:style style:name="T93" style:family="text">
      <style:text-properties officeooo:rsid="003ea867"/>
    </style:style>
    <style:style style:name="T94" style:family="text">
      <style:text-properties style:use-window-font-color="true" loext:opacity="0%" style:text-position="0% 100%" style:font-name="OpenSymbol2" fo:font-size="10pt" fo:font-style="normal" officeooo:rsid="00425cb8" style:font-name-asian="OpenSymbol2" style:font-size-asian="10pt" style:font-style-asian="normal" style:font-name-complex="OpenSymbol2" style:font-size-complex="10pt" style:font-style-complex="normal"/>
    </style:style>
    <style:style style:name="T95" style:family="text">
      <style:text-properties style:use-window-font-color="true" loext:opacity="0%" style:text-position="0% 100%" fo:font-weight="normal" officeooo:rsid="00437e00" fo:background-color="#ffff00" loext:char-shading-value="0" style:font-weight-asian="normal" style:font-weight-complex="normal"/>
    </style:style>
    <style:style style:name="T96" style:family="text">
      <style:text-properties style:use-window-font-color="true" loext:opacity="0%" style:text-position="0% 100%" fo:font-weight="normal" officeooo:rsid="004c4326" fo:background-color="#ffff00" loext:char-shading-value="0" style:font-weight-asian="normal" style:font-weight-complex="normal"/>
    </style:style>
    <style:style style:name="T97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98" style:family="text">
      <style:text-properties style:use-window-font-color="true" loext:opacity="0%" style:text-position="0% 100%" style:font-name="Bitstream Vera Sans4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99" style:family="text">
      <style:text-properties style:use-window-font-color="true" loext:opacity="0%" style:text-position="0% 100%" style:font-name="Bitstream Vera Sans4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0" style:family="text">
      <style:text-properties style:use-window-font-color="true" loext:opacity="0%" style:text-position="0% 100%" style:font-name="Bitstream Vera Sans4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1" style:family="text">
      <style:text-properties style:use-window-font-color="true" loext:opacity="0%" style:text-position="0% 100%" style:font-name="Bitstream Vera Sans4" fo:font-size="10pt" fo:letter-spacing="-0.014cm" fo:font-style="normal" style:text-underline-style="none" fo:font-weight="normal" officeooo:rsid="00400c7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2" style:family="text">
      <style:text-properties style:use-window-font-color="true" loext:opacity="0%" style:text-position="0% 100%" style:font-name="Bitstream Vera Sans4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03" style:family="text">
      <style:text-properties style:use-window-font-color="true" loext:opacity="0%" style:text-position="0% 100%" style:font-name="Bitstream Vera Sans4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04" style:family="text">
      <style:text-properties style:use-window-font-color="true" loext:opacity="0%" style:text-position="0% 100%" style:font-name="Bitstream Vera Sans4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05" style:family="text">
      <style:text-properties style:use-window-font-color="true" loext:opacity="0%" style:text-position="0% 100%" style:font-name="Bitstream Vera Sans4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106" style:family="text">
      <style:text-properties style:use-window-font-color="true" loext:opacity="0%" style:text-position="0% 100%" style:font-name="Bitstream Vera Sans4" fo:font-size="9pt" style:text-underline-style="none" fo:font-weight="normal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07" style:family="text">
      <style:text-properties style:use-window-font-color="true" loext:opacity="0%" style:text-position="0% 100%" style:font-name="OpenSymbol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08" style:family="text">
      <style:text-properties style:use-window-font-color="true" loext:opacity="0%" style:text-position="0% 100%" style:font-name="OpenSymbo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09" style:family="text">
      <style:text-properties style:use-window-font-color="true" loext:opacity="0%" style:text-position="0% 100%" style:font-name="OpenSymbol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10" style:family="text">
      <style:text-properties style:use-window-font-color="true" loext:opacity="0%" style:text-position="0% 100%" style:font-name="OpenSymbol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11" style:family="text">
      <style:text-properties style:use-window-font-color="true" loext:opacity="0%" style:text-position="0% 100%" style:font-name="OpenSymbol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12" style:family="text">
      <style:text-properties style:use-window-font-color="true" loext:opacity="0%" style:text-position="0% 100%" style:font-name="Bitstream Vera Sans1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13" style:family="text">
      <style:text-properties style:use-window-font-color="true" loext:opacity="0%" style:text-position="0% 100%" style:font-name="Bitstream Vera Sans1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14" style:family="text">
      <style:text-properties style:use-window-font-color="true" loext:opacity="0%" style:text-position="0% 100%" style:font-name="Bitstream Vera Sans1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15" style:family="text">
      <style:text-properties style:use-window-font-color="true" loext:opacity="0%" style:text-position="0% 100%" style:font-name="Bitstream Vera Sans1" style:text-underline-style="none" fo:font-weight="normal" officeooo:rsid="004b8c65" fo:background-color="#ffff00" loext:char-shading-value="0" style:font-name-asian="OpenSymbol3" style:font-weight-asian="normal" style:font-name-complex="OpenSymbol3" style:font-weight-complex="normal"/>
    </style:style>
    <style:style style:name="T116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17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118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19" style:family="text">
      <style:text-properties style:use-window-font-color="true" loext:opacity="0%" style:text-position="0% 100%" style:font-name="Bitstream Vera Sans1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120" style:family="text">
      <style:text-properties style:use-window-font-color="true" loext:opacity="0%" style:text-position="0% 100%" style:font-name="Bitstream Vera Sans1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21" style:family="text">
      <style:text-properties style:use-window-font-color="true" loext:opacity="0%" style:text-position="0% 100%" style:font-name="Bitstream Vera Sans1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22" style:family="text">
      <style:text-properties style:use-window-font-color="true" loext:opacity="0%" style:text-position="0% 100%" style:font-name="Bitstream Vera Sans1" fo:font-size="9pt" fo:font-style="normal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23" style:family="text">
      <style:text-properties style:use-window-font-color="true" loext:opacity="0%" style:text-position="0% 100%" fo:background-color="#ffff00" loext:char-shading-value="0" style:font-size-asian="10pt" style:font-style-asian="normal" style:font-size-complex="10pt" style:font-style-complex="normal"/>
    </style:style>
    <style:style style:name="T124" style:family="text">
      <style:text-properties style:use-window-font-color="true" loext:opacity="0%" style:text-position="0% 100%" officeooo:rsid="0032b6e4" fo:background-color="#ffff00" loext:char-shading-value="0" style:font-size-asian="10pt" style:font-style-asian="normal" style:font-size-complex="10pt" style:font-style-complex="normal"/>
    </style:style>
    <style:style style:name="T125" style:family="text">
      <style:text-properties style:use-window-font-color="true" loext:opacity="0%" style:text-position="super 58%" fo:font-weight="normal" officeooo:rsid="00437e00" fo:background-color="#ffff00" loext:char-shading-value="0" style:font-weight-asian="normal" style:font-weight-complex="normal"/>
    </style:style>
    <style:style style:name="T126" style:family="text">
      <style:text-properties style:use-window-font-color="true" loext:opacity="0%" style:text-position="super 58%" fo:font-weight="normal" officeooo:rsid="004c4326" fo:background-color="#ffff00" loext:char-shading-value="0" style:font-weight-asian="normal" style:font-weight-complex="normal"/>
    </style:style>
    <style:style style:name="T127" style:family="text">
      <style:text-properties style:use-window-font-color="true" loext:opacity="0%" style:text-position="super 58%" style:font-name="Bitstream Vera Sans4" fo:font-size="10pt" fo:font-style="normal" fo:font-weight="normal" officeooo:rsid="00437e00" fo:background-color="#ffff00" loext:char-shading-value="0" style:font-weight-asian="normal" style:font-weight-complex="normal"/>
    </style:style>
    <style:style style:name="T128" style:family="text">
      <style:text-properties style:use-window-font-color="true" loext:opacity="0%" style:text-position="super 58%" style:font-name="Bitstream Vera Sans4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29" style:family="text">
      <style:text-properties style:use-window-font-color="true" loext:opacity="0%" style:text-position="super 58%" style:font-name="Bitstream Vera Sans4" fo:font-size="10pt" fo:font-style="normal" style:text-underline-style="none" fo:font-weight="normal" officeooo:rsid="004c4326" fo:background-color="#ffff00" loext:char-shading-value="0" style:font-name-asian="OpenSymbol3" style:font-weight-asian="normal" style:font-name-complex="OpenSymbol3" style:font-weight-complex="normal"/>
    </style:style>
    <style:style style:name="T130" style:family="text">
      <style:text-properties style:use-window-font-color="true" loext:opacity="0%" style:text-position="super 58%" style:font-name="Bitstream Vera Sans4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31" style:family="text">
      <style:text-properties style:use-window-font-color="true" loext:opacity="0%" style:text-position="super 58%" style:font-name="Bitstream Vera Sans4" fo:font-size="9pt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32" style:family="text">
      <style:text-properties style:use-window-font-color="true" loext:opacity="0%" style:text-position="super 58%" style:font-name="Bitstream Vera Sans1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33" style:family="text">
      <style:text-properties style:use-window-font-color="true" loext:opacity="0%" style:text-position="super 58%" style:font-name="Bitstream Vera Sans1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34" style:family="text">
      <style:text-properties style:use-window-font-color="true" loext:opacity="0%" style:text-position="super 58%" style:font-name="Bitstream Vera Sans1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35" style:family="text">
      <style:text-properties style:use-window-font-color="true" loext:opacity="0%" style:text-position="super 58%" style:font-name="Bitstream Vera Sans1" style:text-underline-style="none" fo:font-weight="normal" officeooo:rsid="004c4326" fo:background-color="#ffff00" loext:char-shading-value="0" style:font-name-asian="OpenSymbol3" style:font-weight-asian="normal" style:font-name-complex="OpenSymbol3" style:font-weight-complex="normal"/>
    </style:style>
    <style:style style:name="T136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37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138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39" style:family="text">
      <style:text-properties style:use-window-font-color="true" loext:opacity="0%" style:text-position="super 58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40" style:family="text">
      <style:text-properties style:use-window-font-color="true" loext:opacity="0%" style:text-position="super 58%" style:font-name="Bitstream Vera Sans1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141" style:family="text">
      <style:text-properties style:use-window-font-color="true" loext:opacity="0%" style:text-position="super 58%" style:font-name="Bitstream Vera Sans1" fo:font-size="9pt" style:text-underline-style="none" fo:font-weight="normal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2" style:family="text">
      <style:text-properties style:use-window-font-color="true" loext:opacity="0%" style:text-position="super 58%" style:font-name="Bitstream Vera Sans1" fo:font-size="9pt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3" style:family="text">
      <style:text-properties style:use-window-font-color="true" loext:opacity="0%" style:text-position="super 58%" style:font-name="Bitstream Vera Sans1" fo:font-size="9pt" fo:font-style="normal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44" style:family="text">
      <style:text-properties style:use-window-font-color="true" loext:opacity="0%" style:text-position="super 58%" officeooo:rsid="009f5ace" fo:background-color="#ffff00" loext:char-shading-value="0" style:font-size-asian="10pt" style:font-style-asian="normal" style:font-size-complex="10pt" style:font-style-complex="normal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28928106" text:style-name="Num_5f_Exo">
        <text:list-item>
          <text:list>
            <text:list-item>
              <text:h text:style-name="P33" text:outline-level="1"><text:span text:style-name="knumerotitreA"><text:span text:style-name="T41"> </text:span></text:span><text:span text:style-name="knumerotitreA"><text:span text:style-name="T43">Effectue les calculs suivants et donne les résultat</text:span></text:span><text:span text:style-name="knumerotitreA"><text:span text:style-name="T48">s</text:span></text:span><text:span text:style-name="knumerotitreA"><text:span text:style-name="T43"> sous la forme d’une puissance de 10.</text:span></text:span></text:h>
            </text:list-item>
          </text:list>
        </text:list-item>
      </text:list>
      <text:list xml:id="list2976653016" text:style-name="liste_5f_abc">
        <text:list-item>
          <text:p text:style-name="P52"><text:span text:style-name="T52">10</text:span><text:span text:style-name="T53">2</text:span><text:span text:style-name="knumerotitreA"><text:span text:style-name="T21"> </text:span></text:span><text:span text:style-name="knumerotitreA"><text:span text:style-name="T27">×</text:span></text:span><text:span text:style-name="_5f_BVS"><text:span text:style-name="T11"> </text:span></text:span><text:span text:style-name="T28">10</text:span><text:span text:style-name="T53">7</text:span><text:span text:style-name="T19"> </text:span><text:span text:style-name="_5f_Symbole">=</text:span><text:span text:style-name="T19"> </text:span><text:span text:style-name="_5f_pointillés_20_gris"><text:span text:style-name="T95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</text:span></text:span><text:span text:style-name="_5f_pointillés_20_gris"><text:span text:style-name="T108">×</text:span></text:span><text:span text:style-name="_5f_pointillés_20_gris"><text:span text:style-name="T113">10 <text:tab/></text:span></text:span><text:span text:style-name="_5f_pointillés_20_gris"><text:span text:style-name="T115">= 10</text:span></text:span><text:span text:style-name="_5f_pointillés_20_gris"><text:span text:style-name="T125">2+7</text:span></text:span><text:span text:style-name="_5f_pointillés_20_gris"><text:span text:style-name="T95"> = 10</text:span></text:span><text:span text:style-name="_5f_pointillés_20_gris"><text:span text:style-name="T127">9</text:span></text:span><text:span text:style-name="_5f_pointillés_20_gris"><text:span text:style-name="T95"> </text:span></text:span></text:p>
        </text:list-item>
        <text:list-item>
          <text:p text:style-name="P51"><text:span text:style-name="_5f_pointillés_20_gris"><text:span text:style-name="T52">10</text:span></text:span><text:span text:style-name="_5f_pointillés_20_gris"><text:span text:style-name="T53">4</text:span></text:span><text:span text:style-name="knumerotitreA"><text:span text:style-name="T21"> </text:span></text:span><text:span text:style-name="knumerotitreA"><text:span text:style-name="T27">×</text:span></text:span><text:span text:style-name="_5f_BVS"><text:span text:style-name="T30"> </text:span></text:span><text:span text:style-name="_5f_pointillés_20_gris"><text:span text:style-name="T52">10</text:span></text:span><text:span text:style-name="_5f_pointillés_20_gris"><text:span text:style-name="T53">5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52"> </text:span></text:span><text:span text:style-name="_5f_pointillés_20_gris"><text:span text:style-name="T95">10</text:span></text:span><text:span text:style-name="_5f_pointillés_20_gris"><text:span text:style-name="T125">4+5</text:span></text:span><text:span text:style-name="_5f_pointillés_20_gris"><text:span text:style-name="T95"> = 10</text:span></text:span><text:span text:style-name="_5f_pointillés_20_gris"><text:span text:style-name="T127">9</text:span></text:span><text:span text:style-name="_5f_pointillés_20_gris"><text:span text:style-name="T95"> </text:span></text:span></text:p>
        </text:list-item>
        <text:list-item>
          <text:p text:style-name="P52"><text:span text:style-name="_5f_pointillés_20_gris"><text:span text:style-name="T76"><draw:frame draw:style-name="fr8" draw:name="Objet1" text:anchor-type="as-char" svg:width="0.651cm" svg:height="0.96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28"> </text:span></text:span><text:span text:style-name="_5f_pointillés_20_gris"><text:span text:style-name="T28"><draw:frame draw:style-name="fr6" draw:name="Objet6" text:anchor-type="as-char" svg:width="5.99cm" svg:height="0.87cm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35">= </text:span></text:span><text:span text:style-name="_5f_pointillés_20_gris"><text:span text:style-name="T95">10</text:span></text:span><text:span text:style-name="_5f_pointillés_20_gris"><text:span text:style-name="T127">4</text:span></text:span><text:span text:style-name="_5f_pointillés_20_gris"><text:span text:style-name="T95"> </text:span></text:span></text:p>
        </text:list-item>
        <text:list-item>
          <text:p text:style-name="P51"><text:span text:style-name="_5f_pointillés_20_gris"><text:span text:style-name="T76"><draw:frame draw:style-name="fr8" draw:name="Objet2" text:anchor-type="as-char" svg:width="0.651cm" svg:height="0.9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28"> </text:span></text:span><text:span text:style-name="_5f_pointillés_20_gris"><text:span text:style-name="T95">10</text:span></text:span><text:span text:style-name="_5f_pointillés_20_gris"><text:span text:style-name="T125">6-8</text:span></text:span><text:span text:style-name="_5f_pointillés_20_gris"><text:span text:style-name="T95"> = 10</text:span></text:span><text:span text:style-name="_5f_pointillés_20_gris"><text:span text:style-name="T127">-2</text:span></text:span><text:span text:style-name="_5f_pointillés_20_gris"><text:span text:style-name="T95"> </text:span></text:span></text:p>
        </text:list-item>
        <text:list-item>
          <text:p text:style-name="P53"><text:span text:style-name="_5f_pointillés_20_gris"><text:span text:style-name="T28">(10⁵)</text:span></text:span><text:span text:style-name="_5f_pointillés_20_gris"><text:span text:style-name="T53">3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28"> </text:span></text:span><text:span text:style-name="_5f_pointillés_20_gris"><text:span text:style-name="T95">10</text:span></text:span><text:span text:style-name="_5f_pointillés_20_gris"><text:span text:style-name="T127">5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29">5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35">5</text:span></text:span><text:span text:style-name="_5f_pointillés_20_gris"><text:span text:style-name="T95"> = </text:span></text:span><text:span text:style-name="_5f_pointillés_20_gris"><text:span text:style-name="T96">10</text:span></text:span><text:span text:style-name="_5f_pointillés_20_gris"><text:span text:style-name="T126">5x3</text:span></text:span><text:span text:style-name="_5f_pointillés_20_gris"><text:span text:style-name="T96"> =</text:span></text:span><text:span text:style-name="_5f_pointillés_20_gris"><text:span text:style-name="T95"> 10</text:span></text:span><text:span text:style-name="_5f_pointillés_20_gris"><text:span text:style-name="T127">15</text:span></text:span><text:span text:style-name="_5f_pointillés_20_gris"><text:span text:style-name="T95"> </text:span></text:span></text:p>
        </text:list-item>
        <text:list-item>
          <text:p text:style-name="P51"><text:span text:style-name="_5f_pointillés_20_gris"><text:span text:style-name="T28">(10⁶)⁴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28"> </text:span></text:span><text:span text:style-name="_5f_pointillés_20_gris"><text:span text:style-name="T95">10</text:span></text:span><text:span text:style-name="_5f_pointillés_20_gris"><text:span text:style-name="T127">6x4</text:span></text:span><text:span text:style-name="_5f_pointillés_20_gris"><text:span text:style-name="T95"> = 10</text:span></text:span><text:span text:style-name="_5f_pointillés_20_gris"><text:span text:style-name="T127">24</text:span></text:span></text:p>
        </text:list-item>
      </text:list>
      <text:list xml:id="list100827127289322" text:continue-list="list1328928106" text:style-name="Num_5f_Exo">
        <text:list-item>
          <text:h text:style-name="P32" text:outline-level="1"><text:span text:style-name="_5f_pointillés_20_gris"><text:span text:style-name="T60"> </text:span></text:span><text:span text:style-name="_5f_BVS"><text:span text:style-name="T91">Donne l’écriture scientifique des nombres suivants.</text:span></text:span></text:h>
        </text:list-item>
      </text:list>
      <text:list xml:id="list100825253193859" text:continue-list="list2976653016" text:style-name="liste_5f_abc">
        <text:list-item text:start-value="1">
          <text:p text:style-name="P51"><text:span text:style-name="T60">625 000 </text:span><text:span text:style-name="_5f_Symbole"><text:span text:style-name="T78">=</text:span></text:span><text:span text:style-name="_5f_BVS"><text:span text:style-name="T78"> </text:span></text:span><text:span text:style-name="_5f_pointillés_20_gris"><text:span text:style-name="T103">6,25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36">5</text:span></text:span></text:p>
        </text:list-item>
        <text:list-item>
          <text:p text:style-name="P51"><text:span text:style-name="T19">33,47 </text:span><text:span text:style-name="_5f_Symbole"><text:span text:style-name="T71">=</text:span></text:span><text:span text:style-name="T19"> </text:span><text:span text:style-name="_5f_pointillés_20_gris"><text:span text:style-name="T103">3,347 </text:span></text:span><text:span text:style-name="_5f_pointillés_20_gris"><text:span text:style-name="T107">× </text:span></text:span><text:span text:style-name="_5f_pointillés_20_gris"><text:span text:style-name="T112">10</text:span></text:span><text:span text:style-name="_5f_pointillés_20_gris"><text:span text:style-name="T136">1</text:span></text:span></text:p>
        </text:list-item>
        <text:list-item>
          <text:p text:style-name="P51"><text:span text:style-name="T19">7 489,5</text:span><text:span text:style-name="T60"> </text:span><text:span text:style-name="_5f_Symbole"><text:span text:style-name="T78">=</text:span></text:span><text:span text:style-name="_5f_BVS"><text:span text:style-name="T78"> </text:span></text:span><text:span text:style-name="_5f_pointillés_20_gris"><text:span text:style-name="T103">7,489 5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6">3</text:span></text:span></text:p>
        </text:list-item>
        <text:list-item>
          <text:p text:style-name="P51"><text:span text:style-name="T19">0,004</text:span><text:span text:style-name="T60"> </text:span><text:span text:style-name="_5f_Symbole"><text:span text:style-name="T78">=</text:span></text:span><text:span text:style-name="_5f_BVS"><text:span text:style-name="T78"> </text:span></text:span><text:span text:style-name="_5f_pointillés_20_gris"><text:span text:style-name="T97">4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4">-</text:span></text:span><text:span text:style-name="_5f_pointillés_20_gris"><text:span text:style-name="T133">3</text:span></text:span></text:p>
        </text:list-item>
        <text:list-item>
          <text:p text:style-name="P51"><text:span text:style-name="T19">0,120 5</text:span><text:span text:style-name="T60"> </text:span><text:span text:style-name="_5f_Symbole"><text:span text:style-name="T78">=</text:span></text:span><text:span text:style-name="_5f_BVS"><text:span text:style-name="T78"> </text:span></text:span><text:span text:style-name="_5f_pointillés_20_gris"><text:span text:style-name="T103">1,205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4">-</text:span></text:span><text:span text:style-name="_5f_pointillés_20_gris"><text:span text:style-name="T133">1</text:span></text:span></text:p>
        </text:list-item>
        <text:list-item>
          <text:p text:style-name="P51"><text:span text:style-name="knumerotitreA"><text:span text:style-name="T44">12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0">7</text:span></text:span><text:span text:style-name="knumerotitreA"><text:span text:style-name="T22"> </text:span></text:span><text:span text:style-name="_5f_Symbole"><text:span text:style-name="T12">=</text:span></text:span><text:span text:style-name="_5f_pointillés_20_gris"><text:span text:style-name="T20"> </text:span></text:span><text:span text:style-name="_5f_pointillés_20_gris"><text:span text:style-name="T103">1,2 </text:span></text:span><text:span text:style-name="_5f_pointillés_20_gris"><text:span text:style-name="T108">×</text:span></text:span><text:span text:style-name="_5f_pointillés_20_gris"><text:span text:style-name="T103"> 1</text:span></text:span><text:span text:style-name="_5f_pointillés_20_gris"><text:span text:style-name="T102">0</text:span></text:span><text:span text:style-name="_5f_pointillés_20_gris"><text:span text:style-name="T130">1</text:span></text:span><text:span text:style-name="_5f_pointillés_20_gris"><text:span text:style-name="T102"> </text:span></text:span><text:span text:style-name="_5f_pointillés_20_gris"><text:span text:style-name="T107">× </text:span></text:span><text:span text:style-name="_5f_pointillés_20_gris"><text:span text:style-name="T112">10</text:span></text:span><text:span text:style-name="_5f_pointillés_20_gris"><text:span text:style-name="T136">7 </text:span></text:span><text:span text:style-name="_5f_pointillés_20_gris"><text:span text:style-name="T116">= 1,2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36">8</text:span></text:span></text:p>
        </text:list-item>
        <text:list-item>
          <text:p text:style-name="P51"><text:span text:style-name="knumerotitreA"><text:span text:style-name="T44">0,075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1">–</text:span></text:span><text:span text:style-name="_5f_BVS"><text:span text:style-name="T82">3</text:span></text:span><text:span text:style-name="knumerotitreA"><text:span text:style-name="T22"> </text:span></text:span><text:span text:style-name="_5f_Symbole"><text:span text:style-name="T12">=</text:span></text:span><text:span text:style-name="T19"> </text:span><text:span text:style-name="_5f_pointillés_20_gris"><text:span text:style-name="T103">7,5 </text:span></text:span><text:span text:style-name="_5f_pointillés_20_gris"><text:span text:style-name="T108">×</text:span></text:span><text:span text:style-name="_5f_pointillés_20_gris"><text:span text:style-name="T103"> 1</text:span></text:span><text:span text:style-name="_5f_pointillés_20_gris"><text:span text:style-name="T102">0</text:span></text:span><text:span text:style-name="_5f_pointillés_20_gris"><text:span text:style-name="T130">-2</text:span></text:span><text:span text:style-name="_5f_pointillés_20_gris"><text:span text:style-name="T102"> </text:span></text:span><text:span text:style-name="_5f_pointillés_20_gris"><text:span text:style-name="T107">× </text:span></text:span><text:span text:style-name="_5f_pointillés_20_gris"><text:span text:style-name="T112">10</text:span></text:span><text:span text:style-name="_5f_pointillés_20_gris"><text:span text:style-name="T132">-</text:span></text:span><text:span text:style-name="_5f_pointillés_20_gris"><text:span text:style-name="T133">3</text:span></text:span><text:span text:style-name="_5f_pointillés_20_gris"><text:span text:style-name="T136"> </text:span></text:span><text:span text:style-name="_5f_pointillés_20_gris"><text:span text:style-name="T116">= 7,5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36">-5</text:span></text:span></text:p>
        </text:list-item>
        <text:list-item>
          <text:p text:style-name="P51"><text:span text:style-name="knumerotitreA"><text:span text:style-name="T44">98,4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0">8</text:span></text:span><text:span text:style-name="_5f_BVS"><text:span text:style-name="T31"> </text:span></text:span><text:span text:style-name="_5f_Symbole"><text:span text:style-name="T73">=</text:span></text:span><text:span text:style-name="_5f_BVS"><text:span text:style-name="T73"> </text:span></text:span><text:span text:style-name="_5f_pointillés_20_gris"><text:span text:style-name="T97">9,84</text:span></text:span><text:span text:style-name="_5f_pointillés_20_gris"><text:span text:style-name="T103"> </text:span></text:span><text:span text:style-name="_5f_pointillés_20_gris"><text:span text:style-name="T108">×</text:span></text:span><text:span text:style-name="_5f_pointillés_20_gris"><text:span text:style-name="T103"> 1</text:span></text:span><text:span text:style-name="_5f_pointillés_20_gris"><text:span text:style-name="T104">0</text:span></text:span><text:span text:style-name="_5f_pointillés_20_gris"><text:span text:style-name="T130">1</text:span></text:span><text:span text:style-name="_5f_pointillés_20_gris"><text:span text:style-name="T104"> 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6">8 </text:span></text:span><text:span text:style-name="_5f_pointillés_20_gris"><text:span text:style-name="T116">= 9,84 </text:span></text:span><text:span text:style-name="_5f_pointillés_20_gris"><text:span text:style-name="T108">× </text:span></text:span><text:span text:style-name="_5f_pointillés_20_gris"><text:span text:style-name="T113">10</text:span></text:span><text:span text:style-name="_5f_pointillés_20_gris"><text:span text:style-name="T136">9</text:span></text:span></text:p>
        </text:list-item>
        <text:list-item>
          <text:p text:style-name="P51"><text:span text:style-name="_5f_BVS"><text:span text:style-name="T87">0,048 9</text:span></text:span><text:span text:style-name="_5f_BVS"><text:span text:style-name="T71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1">–</text:span></text:span><text:span text:style-name="_5f_BVS"><text:span text:style-name="T80">4</text:span></text:span><text:span text:style-name="T87"> </text:span><text:span text:style-name="_5f_Symbole">=</text:span><text:span text:style-name="_5f_BVS"> </text:span><text:span text:style-name="_5f_pointillés_20_gris"><text:span text:style-name="T98">4,89</text:span></text:span><text:span text:style-name="_5f_pointillés_20_gris"><text:span text:style-name="T100"> </text:span></text:span><text:span text:style-name="_5f_pointillés_20_gris"><text:span text:style-name="T111">×</text:span></text:span><text:span text:style-name="_5f_pointillés_20_gris"><text:span text:style-name="T100"> 1</text:span></text:span><text:span text:style-name="_5f_pointillés_20_gris"><text:span text:style-name="T99">0</text:span></text:span><text:span text:style-name="_5f_pointillés_20_gris"><text:span text:style-name="T131">-2</text:span></text:span><text:span text:style-name="_5f_pointillés_20_gris"><text:span text:style-name="T106"> </text:span></text:span><text:span text:style-name="_5f_pointillés_20_gris"><text:span text:style-name="T110">× </text:span></text:span><text:span text:style-name="_5f_pointillés_20_gris"><text:span text:style-name="T120">10</text:span></text:span><text:span text:style-name="_5f_pointillés_20_gris"><text:span text:style-name="T141">-</text:span></text:span><text:span text:style-name="_5f_pointillés_20_gris"><text:span text:style-name="T142">4</text:span></text:span><text:span text:style-name="_5f_pointillés_20_gris"><text:span text:style-name="T143"> </text:span></text:span><text:span text:style-name="_5f_pointillés_20_gris"><text:span text:style-name="T122">= </text:span></text:span><text:span text:style-name="_5f_pointillés_20_gris"><text:span text:style-name="T118">4,89 </text:span></text:span><text:span text:style-name="_5f_pointillés_20_gris"><text:span text:style-name="T111">× </text:span></text:span><text:span text:style-name="_5f_pointillés_20_gris"><text:span text:style-name="T121">10</text:span></text:span><text:span text:style-name="_5f_pointillés_20_gris"><text:span text:style-name="T138">-6</text:span></text:span></text:p>
        </text:list-item>
      </text:list>
      <text:list xml:id="list100826090544991" text:continue-list="list100827127289322" text:style-name="Num_5f_Exo">
        <text:list-item>
          <text:h text:style-name="P29" text:outline-level="1"><text:span text:style-name="_5f_pointillés_20_gris"> </text:span><text:span text:style-name="_5f_BVS">On considère l’expression suivante :</text:span></text:h>
        </text:list-item>
      </text:list>
      <text:list xml:id="list100825652308370" text:continue-list="list100825253193859" text:style-name="liste_5f_abc">
        <text:list-header>
          <text:p text:style-name="P38"><text:span text:style-name="_5f_BVS"><text:span text:style-name="T88">A</text:span></text:span><text:span text:style-name="knumerotitreA"><text:span text:style-name="T37"> </text:span></text:span><text:span text:style-name="_5f_Symbole"><text:span text:style-name="T90">=</text:span></text:span><text:span text:style-name="knumerotitreA"><text:span text:style-name="T37"> </text:span></text:span><text:span text:style-name="knumerotitreA"><text:span text:style-name="T45">3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2">3</text:span></text:span><text:span text:style-name="knumerotitreA"><text:span text:style-name="T22"> </text:span></text:span><text:span text:style-name="_5f_Symbole"><text:span text:style-name="T32"></text:span></text:span><text:span text:style-name="knumerotitreA"><text:span text:style-name="T22"> </text:span></text:span><text:span text:style-name="knumerotitreA"><text:span text:style-name="T23">2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knumerotitreA"><text:span text:style-name="T46">10</text:span></text:span><text:span text:style-name="knumerotitreA"><text:span text:style-name="T55">2</text:span></text:span><text:span text:style-name="knumerotitreA"><text:span text:style-name="T22"> </text:span></text:span><text:span text:style-name="_5f_Symbole"><text:span text:style-name="T32"></text:span></text:span><text:span text:style-name="_5f_BVS"><text:span text:style-name="T71"> </text:span></text:span><text:span text:style-name="knumerotitreA"><text:span text:style-name="T23">10</text:span></text:span><text:span text:style-name="knumerotitreA"><text:span text:style-name="T55">1</text:span></text:span><text:span text:style-name="knumerotitreA"><text:span text:style-name="T22"> </text:span></text:span><text:span text:style-name="_5f_Symbole"><text:span text:style-name="T32"></text:span></text:span><text:span text:style-name="knumerotitreA"><text:span text:style-name="T22"> </text:span></text:span><text:span text:style-name="knumerotitreA"><text:span text:style-name="T23">10</text:span></text:span><text:span text:style-name="knumerotitreA"><text:span text:style-name="T55">0</text:span></text:span></text:p>
        </text:list-header>
        <text:list-item text:start-value="1">
          <text:p text:style-name="P47">Donne l’écriture décimale de A.</text:p>
          <text:p text:style-name="P51"><text:span text:style-name="_5f_pointillés_20_gris"><text:span text:style-name="T103">A = 3 000 + 200 + 10 + 1 </text:span></text:span><text:span text:style-name="_5f_pointillés_20_gris"><text:span text:style-name="T97">= 3 211</text:span></text:span></text:p>
        </text:list-item>
        <text:list-item>
          <text:p text:style-name="P47">Donne l’écriture scientifique de A.</text:p>
          <text:p text:style-name="P51"><text:span text:style-name="_5f_pointillés_20_gris"><text:span text:style-name="T103">A = 3,211 </text:span></text:span><text:span text:style-name="_5f_pointillés_20_gris"><text:span text:style-name="T108">×</text:span></text:span><text:span text:style-name="_5f_pointillés_20_gris"><text:span text:style-name="T103"> 1</text:span></text:span><text:span text:style-name="_5f_pointillés_20_gris"><text:span text:style-name="T102">0</text:span></text:span><text:span text:style-name="_5f_pointillés_20_gris"><text:span text:style-name="T128">3</text:span></text:span></text:p>
          <text:p text:style-name="P51"><text:span text:style-name="_5f_pointillés_20_gris"><text:span text:style-name="T128"/></text:span></text:p>
        </text:list-item>
      </text:list>
      <text:list xml:id="list100825125395555" text:continue-list="list100826090544991" text:style-name="Num_5f_Exo">
        <text:list-item>
          <text:h text:style-name="P34" text:outline-level="1"><text:span text:style-name="_5f_pointillés_20_gris"><text:span text:style-name="T61"> Calcule les expressions suivantes </text:span></text:span><text:span text:style-name="_5f_pointillés_20_gris"><text:span text:style-name="T62">et donne le résultat sous forme scientifique.</text:span></text:span></text:h>
          <text:h text:style-name="P30" text:outline-level="1"><text:span text:style-name="_5f_BVS"><text:span text:style-name="T88">A</text:span></text:span><text:span text:style-name="knumerotitreA"><text:span text:style-name="T37"> </text:span></text:span><text:span text:style-name="_5f_Symbole"><text:span text:style-name="T90">=</text:span></text:span><text:span text:style-name="knumerotitreA"><text:span text:style-name="T37"> </text:span></text:span><text:span text:style-name="knumerotitreA"><text:span text:style-name="T45">3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_5f_BVS"><text:span text:style-name="T72">10</text:span></text:span><text:span text:style-name="_5f_BVS"><text:span text:style-name="T80">4</text:span></text:span><text:span text:style-name="knumerotitreA"><text:span text:style-name="T22"> </text:span></text:span><text:span text:style-name="_5f_Symbole"><text:span text:style-name="T32"></text:span></text:span><text:span text:style-name="knumerotitreA"><text:span text:style-name="T22"> </text:span></text:span><text:span text:style-name="knumerotitreA"><text:span text:style-name="T23">2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knumerotitreA"><text:span text:style-name="T46">10</text:span></text:span><text:span text:style-name="knumerotitreA"><text:span text:style-name="T55">2</text:span></text:span><text:span text:style-name="knumerotitreA"><text:span text:style-name="T22"> </text:span></text:span><text:span text:style-name="_5f_Symbole"><text:span text:style-name="T32"></text:span></text:span><text:span text:style-name="knumerotitreA"><text:span text:style-name="T22"> </text:span></text:span><text:span text:style-name="knumerotitreA"><text:span text:style-name="T44">5</text:span></text:span><text:span text:style-name="knumerotitreA"><text:span text:style-name="T37"> </text:span></text:span><text:span text:style-name="knumerotitreA"><text:span text:style-name="T49">×</text:span></text:span><text:span text:style-name="_5f_BVS"><text:span text:style-name="T71"> </text:span></text:span><text:span text:style-name="knumerotitreA"><text:span text:style-name="T54"> </text:span></text:span><text:span text:style-name="knumerotitreA"><text:span text:style-name="T23">10</text:span></text:span><text:span text:style-name="knumerotitreA"><text:span text:style-name="T55">0</text:span></text:span></text:h>
        </text:list-item>
      </text:list>
      <text:list xml:id="list100826048284076" text:continue-list="list100825652308370" text:style-name="liste_5f_abc">
        <text:list-header>
          <text:p text:style-name="P54"><text:span text:style-name="_5f_pointillés_20_gris"><text:span text:style-name="T105">A = 30 000 + 200 + 5 = 30 205</text:span></text:span><text:span text:style-name="_5f_pointillés_20_gris"><text:span text:style-name="T136"> </text:span></text:span><text:span text:style-name="_5f_pointillés_20_gris"><text:span text:style-name="T117">=</text:span></text:span><text:span text:style-name="_5f_pointillés_20_gris"><text:span text:style-name="T137"> </text:span></text:span><text:span text:style-name="_5f_pointillés_20_gris"><text:span text:style-name="T117">3,020 5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</text:span></text:span></text:p>
          <text:p text:style-name="P54"><text:span text:style-name="_5f_pointillés_20_gris"><text:span text:style-name="T117">ou A = 3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 </text:span></text:span><text:span text:style-name="_5f_pointillés_20_gris"><text:span text:style-name="T117">+ 2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6">-</text:span></text:span><text:span text:style-name="_5f_pointillés_20_gris"><text:span text:style-name="T137">2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</text:span></text:span><text:span text:style-name="_5f_pointillés_20_gris"><text:span text:style-name="T117"> + 5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6">-</text:span></text:span><text:span text:style-name="_5f_pointillés_20_gris"><text:span text:style-name="T137">4 </text:span></text:span><text:span text:style-name="_5f_pointillés_20_gris"><text:span text:style-name="T104"><text:s/>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</text:span></text:span></text:p>
          <text:p text:style-name="P54"><text:span text:style-name="_5f_pointillés_20_gris"><text:span text:style-name="T137"><text:s text:c="8"/></text:span></text:span><text:span text:style-name="_5f_pointillés_20_gris"><text:span text:style-name="T117">A = (3 + 0,02 + 0,000 5)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</text:span></text:span><text:span text:style-name="_5f_pointillés_20_gris"><text:span text:style-name="T117"> = 3,020 5</text:span></text:span><text:span text:style-name="_5f_pointillés_20_gris"><text:span text:style-name="T104"> </text:span></text:span><text:span text:style-name="_5f_pointillés_20_gris"><text:span text:style-name="T109">× </text:span></text:span><text:span text:style-name="_5f_pointillés_20_gris"><text:span text:style-name="T114">10</text:span></text:span><text:span text:style-name="_5f_pointillés_20_gris"><text:span text:style-name="T137">4</text:span></text:span></text:p>
        </text:list-header>
      </text:list>
      <text:p text:style-name="P22"><text:span text:style-name="_5f_pointillés_20_gris"><text:span text:style-name="T63">B </text:span></text:span><text:span text:style-name="_5f_Symbole"><text:span text:style-name="T87">=</text:span></text:span><text:span text:style-name="_5f_pointillés_20_gris"><draw:frame draw:style-name="fr8" draw:name="Objet10" text:anchor-type="as-char" svg:width="3.53cm" svg:height="0.96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list xml:id="list100826457750319" text:continue-numbering="true" text:style-name="liste_5f_abc">
        <text:list-item>
          <text:list>
            <text:list-header>
              <text:p text:style-name="P36"><text:span text:style-name="_5f_pointillés_20_gris"><text:span text:style-name="T101"><draw:frame draw:style-name="fr6" draw:name="Objet15" text:anchor-type="as-char" svg:width="4.59cm" svg:height="3.651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</text:list-header>
          </text:list>
        </text:list-item>
      </text:list>
      <text:p text:style-name="P22"><text:span text:style-name="_5f_pointillés_20_gris"><text:span text:style-name="T63">C </text:span></text:span><text:span text:style-name="_5f_Symbole"><text:span text:style-name="T87">=</text:span></text:span><text:span text:style-name="_5f_pointillés_20_gris"><draw:frame draw:style-name="fr8" draw:name="Objet11" text:anchor-type="as-char" svg:width="3.171cm" svg:height="0.96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list xml:id="list100826664578809" text:continue-numbering="true" text:style-name="liste_5f_abc">
        <text:list-header>
          <text:p text:style-name="P37"><text:span text:style-name="_5f_pointillés_20_gris"><draw:frame draw:style-name="fr6" draw:name="Objet3" text:anchor-type="as-char" svg:width="3.858cm" svg:height="3.932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header>
      </text:list>
      <text:list xml:id="list100825845802261" text:continue-list="list100825125395555" text:style-name="Num_5f_Exo">
        <text:list-item>
          <text:list>
            <text:list-item>
              <text:h text:style-name="P35" text:outline-level="1"><text:span text:style-name="T13"> </text:span><text:span text:style-name="T14">Complète.</text:span></text:h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5">Puissance</text:p>
            </table:table-cell>
            <table:table-cell table:style-name="Tableau1.A1" office:value-type="string">
              <text:p text:style-name="P45">Définition</text:p>
            </table:table-cell>
            <table:table-cell table:style-name="Tableau1.A1" office:value-type="string">
              <text:p text:style-name="P45">Écriture fractionnaire</text:p>
            </table:table-cell>
            <table:table-cell table:style-name="Tableau1.D1" office:value-type="string">
              <text:p text:style-name="P45">Écriture décimale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57">10<text:span text:style-name="T79">–</text:span><text:span text:style-name="T86">4</text:span></text:p>
          </table:table-cell>
          <table:table-cell table:style-name="Tableau1.A2" office:value-type="string">
            <text:p text:style-name="P61"><draw:frame draw:style-name="fr4" draw:name="Objet33" text:anchor-type="as-char" svg:width="0.783cm" svg:height="0.824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A2" office:value-type="string">
            <text:p text:style-name="P61"><draw:frame draw:style-name="fr6" draw:name="Objet27" text:anchor-type="as-char" svg:width="1.36cm" svg:height="0.781cm" draw:z-index="24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D2" office:value-type="string">
            <text:p text:style-name="P63"><text:span text:style-name="_5f_pointillés_20_gris"><text:span text:style-name="T26">0,000 1</text:span></text:span><text:span text:style-name="_5f_pointillés_20_gris"><text:span text:style-name="T58"> </text:span></text:span></text:p>
          </table:table-cell>
        </table:table-row>
        <table:table-row table:style-name="Tableau1.2">
          <table:table-cell table:style-name="Tableau1.A3" office:value-type="string">
            <text:p text:style-name="P57">10<text:span text:style-name="T79">–</text:span><text:span text:style-name="T86">2</text:span></text:p>
          </table:table-cell>
          <table:table-cell table:style-name="Tableau1.B3" office:value-type="string">
            <text:p text:style-name="P59"><draw:frame draw:style-name="fr4" draw:name="Objet34" text:anchor-type="as-char" svg:width="0.783cm" svg:height="0.824cm" draw:z-index="2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</table:table-cell>
          <table:table-cell table:style-name="Tableau1.C3" office:value-type="string">
            <text:p text:style-name="P59"><draw:frame draw:style-name="fr4" draw:name="Objet35" text:anchor-type="as-char" svg:width="0.864cm" svg:height="0.781cm" draw:z-index="2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</table:table-cell>
          <table:table-cell table:style-name="Tableau1.D3" office:value-type="string">
            <text:p text:style-name="P63"><text:span text:style-name="_5f_pointillés_20_gris"><text:span text:style-name="T26">0,01</text:span></text:span><text:span text:style-name="_5f_pointillés_20_gris"><text:span text:style-name="T58"> </text:span></text:span></text:p>
          </table:table-cell>
        </table:table-row>
        <table:table-row table:style-name="Tableau1.2">
          <table:table-cell table:style-name="Tableau1.A3" office:value-type="string">
            <text:p text:style-name="P63"><text:span text:style-name="_5f_pointillés_20_gris"><text:span text:style-name="T26">10</text:span></text:span><text:span text:style-name="_5f_pointillés_20_gris"><text:span text:style-name="T59">-5</text:span></text:span><text:span text:style-name="_5f_pointillés_20_gris"><text:span text:style-name="T58"> </text:span></text:span></text:p>
          </table:table-cell>
          <table:table-cell table:style-name="Tableau1.B4" office:value-type="string">
            <text:p text:style-name="P61"><draw:frame draw:style-name="fr5" draw:name="Objet42" text:anchor-type="as-char" svg:width="0.783cm" svg:height="0.824cm" draw:z-index="2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1.C4" office:value-type="string">
            <text:p text:style-name="P59"><draw:frame draw:style-name="fr4" draw:name="Objet40" text:anchor-type="as-char" svg:width="1.561cm" svg:height="0.781cm" draw:z-index="2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1.D4" office:value-type="string">
            <text:p text:style-name="P63"><text:span text:style-name="_5f_pointillés_20_gris"><text:span text:style-name="T26">0,000 01</text:span></text:span><text:span text:style-name="_5f_pointillés_20_gris"><text:span text:style-name="T58"> </text:span></text:span></text:p>
          </table:table-cell>
        </table:table-row>
        <table:table-row table:style-name="Tableau1.2">
          <table:table-cell table:style-name="Tableau1.A5" office:value-type="string">
            <text:p text:style-name="P63"><text:span text:style-name="_5f_pointillés_20_gris"><text:span text:style-name="T26">10</text:span></text:span><text:span text:style-name="_5f_pointillés_20_gris"><text:span text:style-name="T59">-7</text:span></text:span><text:span text:style-name="_5f_pointillés_20_gris"><text:span text:style-name="T58"> </text:span></text:span></text:p>
          </table:table-cell>
          <table:table-cell table:style-name="Tableau1.B5" office:value-type="string">
            <text:p text:style-name="P59"><draw:frame draw:style-name="fr4" draw:name="Objet58" text:anchor-type="as-char" svg:width="0.783cm" svg:height="0.824cm" draw:z-index="29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1.C5" office:value-type="string">
            <text:p text:style-name="P59"><draw:frame draw:style-name="fr4" draw:name="Objet51" text:anchor-type="as-char" svg:width="2.057cm" svg:height="0.781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1.D5" office:value-type="string">
            <text:p text:style-name="P61">0,000 000 1</text:p>
          </table:table-cell>
        </table:table-row>
        <table:table-row table:style-name="Tableau1.2">
          <table:table-cell table:style-name="Tableau1.A6" office:value-type="string">
            <text:p text:style-name="P63"><text:span text:style-name="_5f_pointillés_20_gris"><text:span text:style-name="T26">10</text:span></text:span><text:span text:style-name="_5f_pointillés_20_gris"><text:span text:style-name="T59">-6</text:span></text:span><text:span text:style-name="_5f_pointillés_20_gris"><text:span text:style-name="T58"> </text:span></text:span></text:p>
          </table:table-cell>
          <table:table-cell table:style-name="Tableau1.B6" office:value-type="string">
            <text:p text:style-name="P65"><draw:frame draw:style-name="fr4" draw:name="Objet68" text:anchor-type="as-char" svg:width="0.783cm" svg:height="0.824cm" draw:z-index="3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1.C6" office:value-type="string">
            <text:p text:style-name="P67"><draw:frame draw:style-name="fr3" draw:name="Objet41" text:anchor-type="as-char" svg:width="1.856cm" svg:height="0.781cm" draw:z-index="3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.D6" office:value-type="string">
            <text:p text:style-name="P63"><text:span text:style-name="_5f_pointillés_20_gris"><text:span text:style-name="T26">0,000 001</text:span></text:span><text:span text:style-name="_5f_pointillés_20_gris"><text:span text:style-name="T58"> </text:span></text:span></text:p>
          </table:table-cell>
        </table:table-row>
      </table:table>
      <text:list xml:id="list100825542585119" text:continue-numbering="true" text:style-name="Num_5f_Exo">
        <text:list-item>
          <text:list>
            <text:list-item>
              <text:h text:style-name="P31" text:outline-level="1"><text:span text:style-name="T15">Écris chaque nombre </text:span><text:span text:style-name="T17">sous la forme d’une</text:span><text:span text:style-name="_5f_variable"><text:span text:style-name="T17"> puissance d’un nombre</text:span></text:span><text:span text:style-name="T17">.</text:span></text:h>
            </text:list-item>
          </text:list>
        </text:list-item>
      </text:list>
      <text:list xml:id="list100826559431353" text:continue-list="list100826664578809" text:style-name="liste_5f_abc">
        <text:list-item>
          <text:list>
            <text:list-item text:start-value="1">
              <text:p text:style-name="P55"><text:span text:style-name="T18"><draw:frame draw:style-name="fr7" draw:name="Objet107" text:anchor-type="as-char" svg:y="-0.531cm" svg:width="0.813cm" svg:height="0.917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signe"><text:span text:style-name="T16"></text:span></text:span><text:span text:style-name="T18"> </text:span><text:span text:style-name="_5f_pointillés_20_gris"><text:span text:style-name="T24">5</text:span></text:span><text:span text:style-name="_5f_pointillés_20_gris"><text:span text:style-name="T56">–( – 12 ) </text:span></text:span><text:span text:style-name="_5f_pointillés_20_gris"><text:span text:style-name="T24">= 5</text:span></text:span><text:span text:style-name="_5f_pointillés_20_gris"><text:span text:style-name="T56">12</text:span></text:span></text:p>
            </text:list-item>
            <text:list-item>
              <text:p text:style-name="P55"><text:span text:style-name="T18"><draw:frame draw:style-name="fr7" draw:name="Objet44" text:anchor-type="as-char" svg:y="-0.531cm" svg:width="1.275cm" svg:height="0.915cm" draw:z-index="1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_5f_signe"><text:span text:style-name="T16"></text:span></text:span><text:span text:style-name="T18"> </text:span><text:span text:style-name="_5f_pointillés_20_gris"><text:span text:style-name="T24">(–2)</text:span></text:span><text:span text:style-name="_5f_pointillés_20_gris"><text:span text:style-name="T56">–(–6) </text:span></text:span><text:span text:style-name="_5f_pointillés_20_gris"><text:span text:style-name="T24">=(–2)</text:span></text:span><text:span text:style-name="_5f_pointillés_20_gris"><text:span text:style-name="T56">6</text:span></text:span></text:p>
            </text:list-item>
            <text:list-item>
              <text:p text:style-name="P68"><text:span text:style-name="T10"><draw:frame draw:style-name="fr7" draw:name="Objet154" text:anchor-type="as-char" svg:y="-0.536cm" svg:width="0.676cm" svg:height="0.915cm" draw:z-index="17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_5f_signe"><text:span text:style-name="T10"></text:span></text:span><text:span text:style-name="T10"> </text:span><text:span text:style-name="_5f_pointillés_20_gris"><text:span text:style-name="T123"> 3</text:span></text:span><text:span text:style-name="_5f_pointillés_20_gris"><text:span text:style-name="T139">–( – 1) </text:span></text:span><text:span text:style-name="_5f_pointillés_20_gris"><text:span text:style-name="T24">= 3</text:span></text:span><text:span text:style-name="_5f_pointillés_20_gris"><text:span text:style-name="T56">1</text:span></text:span></text:p>
            </text:list-item>
            <text:list-item>
              <text:p text:style-name="P68"><text:span text:style-name="_5f_pointillés_20_gris"><text:span text:style-name="T18"><draw:frame draw:style-name="fr7" draw:name="Objet5" text:anchor-type="as-char" svg:y="-0.531cm" svg:width="1.238cm" svg:height="0.915cm" draw:z-index="18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signe"><text:span text:style-name="T16"></text:span></text:span><text:span text:style-name="_5f_pointillés_20_gris"><text:span text:style-name="T18"> </text:span></text:span><text:span text:style-name="_5f_pointillés_20_gris"><text:span text:style-name="T24">(–</text:span></text:span><text:span text:style-name="_5f_pointillés_20_gris"><text:span text:style-name="T25">3</text:span></text:span><text:span text:style-name="_5f_pointillés_20_gris"><text:span text:style-name="T24">)</text:span></text:span><text:span text:style-name="_5f_pointillés_20_gris"><text:span text:style-name="T56">-6</text:span></text:span><text:span text:style-name="_5f_pointillés_20_gris"><text:span text:style-name="T25">= 3</text:span></text:span><text:span text:style-name="_5f_pointillés_20_gris"><text:span text:style-name="T57">-6</text:span></text:span></text:p>
            </text:list-item>
            <text:list-item>
              <text:p text:style-name="P68"><text:span text:style-name="_5f_pointillés_20_gris"><text:span text:style-name="T18"><draw:frame draw:style-name="fr7" draw:name="Objet7" text:anchor-type="as-char" svg:y="-0.531cm" svg:width="1.275cm" svg:height="0.915cm" draw:z-index="19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_5f_signe"><text:span text:style-name="T16"></text:span></text:span><text:span text:style-name="_5f_pointillés_20_gris"><text:span text:style-name="T18"> </text:span></text:span><text:span text:style-name="_5f_pointillés_20_gris"><text:span text:style-name="T119">(-2)</text:span></text:span><text:span text:style-name="_5f_pointillés_20_gris"><text:span text:style-name="T139">-</text:span></text:span><text:span text:style-name="_5f_pointillés_20_gris"><text:span text:style-name="T140">(-2)</text:span></text:span><text:span text:style-name="_5f_pointillés_20_gris"><text:span text:style-name="T119">= 2</text:span></text:span><text:span text:style-name="_5f_pointillés_20_gris"><text:span text:style-name="T140">2</text:span></text:span></text:p>
            </text:list-item>
            <text:list-item>
              <text:p text:style-name="P68"><text:span text:style-name="_5f_pointillés_20_gris"><text:span text:style-name="T18"><draw:frame draw:style-name="fr7" draw:name="Objet16" text:anchor-type="as-char" svg:y="-0.531cm" svg:width="0.914cm" svg:height="0.917cm" draw:z-index="20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signe"><text:span text:style-name="T16"></text:span></text:span><text:span text:style-name="_5f_pointillés_20_gris"><text:span text:style-name="T18"> </text:span></text:span><text:span text:style-name="_5f_pointillés_20_gris"><text:span text:style-name="T119">5</text:span></text:span><text:span text:style-name="_5f_pointillés_20_gris"><text:span text:style-name="T140">-(-1) </text:span></text:span><text:span text:style-name="_5f_pointillés_20_gris"><text:span text:style-name="T124">= 5</text:span></text:span><text:span text:style-name="_5f_pointillés_20_gris"><text:span text:style-name="T144">1</text:span></text:span></text:p>
            </text:list-item>
            <text:list-item>
              <text:p text:style-name="P68"><text:soft-page-break/><text:span text:style-name="_5f_pointillés_20_gris"><text:span text:style-name="T16"><draw:frame draw:style-name="fr7" draw:name="Objet17" text:anchor-type="as-char" svg:y="-0.533cm" svg:width="0.684cm" svg:height="0.96cm" draw:z-index="21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signe"><text:span text:style-name="T16"></text:span></text:span><text:span text:style-name="_5f_pointillés_20_gris"><text:span text:style-name="T16"> </text:span></text:span><text:span text:style-name="_5f_pointillés_20_gris"><text:span text:style-name="T16"><draw:frame draw:style-name="fr4" draw:name="Objet8" text:anchor-type="as-char" svg:width="1.111cm" svg:height="0.96cm" draw:z-index="2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      </text:list-item>
            <text:list-item>
              <text:p text:style-name="P68"><text:span text:style-name="_5f_pointillés_20_gris"><text:span text:style-name="T16"><draw:frame draw:style-name="fr7" draw:name="Objet156" text:anchor-type="as-char" svg:y="-0.533cm" svg:width="1.005cm" svg:height="0.96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signe"><text:span text:style-name="T16"></text:span></text:span><text:span text:style-name="_5f_pointillés_20_gris"><text:span text:style-name="T16"> </text:span></text:span><text:span text:style-name="_5f_pointillés_20_gris"><text:span text:style-name="T16"><draw:frame draw:style-name="fr4" draw:name="Objet4" text:anchor-type="as-char" svg:width="1.111cm" svg:height="0.96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5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5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5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 style:list-style-name="liste_5f_abc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5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5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5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5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5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5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5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5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5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5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text:anchor-type="as-char" svg:y="0cm" style:vertical-pos="middle" style:vertical-rel="text" fo:background-color="#ffff00" style:background-transparency="0%" draw:fill="solid" draw:fill-color="#ffff00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3b90e5"/>
    </style:style>
    <style:style style:name="MP27" style:family="paragraph">
      <style:paragraph-properties fo:text-align="center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 style:parent-style-name="Footer">
      <style:text-properties officeooo:paragraph-rsid="003ced43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4c88be" style:font-size-asian="16pt" style:font-style-asian="normal" style:font-size-complex="16pt" style:font-style-complex="normal"/>
    </style:style>
    <style:style style:name="M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_5f_Fiche_20_éditeur_20_série_20_5_20__28_une_20_colonne_29__20_paire_20__28_G_29_" style:display-name="_Fiche éditeur série 5 (une colonne) paire (G)" style:page-layout-name="Mpm18" draw:style-name="Mdp2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draw:style-name="Mdp2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draw:style-name="Mdp2" style:next-style-name="Standard"/>
    <style:master-page style:name="Envelope" style:page-layout-name="Mpm21" draw:style-name="Mdp2"/>
    <style:master-page style:name="Index" style:page-layout-name="Mpm20" draw:style-name="Mdp2"/>
    <style:master-page style:name="Footnote" style:page-layout-name="Mpm22" draw:style-name="Mdp2"/>
    <style:master-page style:name="Landscape" style:page-layout-name="Mpm23" draw:style-name="Mdp2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6"><draw:line text:anchor-type="paragraph" draw:z-index="1" draw:name="Forme3" draw:style-name="Mgr1" draw:text-style-name="MP27" svg:x1="12.659cm" svg:y1="0.36cm" svg:x2="20.496cm" svg:y2="0.36cm"><text:p/></draw:line><text:span text:style-name="MT4">P</text:span><text:span text:style-name="MT5">uissances</text:span></text:p>
      </style:header>
      <style:footer>
        <text:p text:style-name="MP28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5"><draw:text-box fo:min-height="0.355cm"><text:p text:style-name="MP29"/></draw:text-box></draw:frame><text:p text:style-name="MP30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10:08:24.761000000</dc:date>
    <meta:editing-duration>PT16H39M26S</meta:editing-duration>
    <meta:editing-cycles>72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2" meta:image-count="0" meta:object-count="27" meta:page-count="2" meta:paragraph-count="110" meta:word-count="575" meta:character-count="2767" meta:non-whitespace-character-count="1905"/>
  </office:meta>
</office:document-meta>
</file>

<file path=Object 1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3</mn>
        </msup>
      </mfrac>
    </mstyle>
    <annotation encoding="StarMath 5.0">size10{ 10^7 over 10^3 }</annotation>
  </semantics>
</math>
</file>

<file path=Object 10/content.xml><?xml version="1.0" encoding="utf-8"?>
<math xmlns="http://www.w3.org/1998/Math/MathML" display="block">
  <semantics>
    <mstyle mathsize="9pt">
      <mfrac>
        <mn>1</mn>
        <mn>100</mn>
      </mfrac>
    </mstyle>
    <annotation encoding="StarMath 5.0">size 9 {1 over100}  </annotation>
  </semantics>
</math>
</file>

<file path=Object 11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 ` times ` 10 ` times ` 10` times ` 10` times ` 10` times ` 10` times ` 10}over{10 ` times `10` times ` 10}</annotation>
  </semantics>
</math>
</file>

<file path=Object 12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13/content.xml><?xml version="1.0" encoding="utf-8"?>
<math xmlns="http://www.w3.org/1998/Math/MathML" display="block">
  <semantics>
    <mstyle mathsize="9pt">
      <mfrac>
        <mn>1</mn>
        <mrow>
          <mn>100</mn>
          <mspace width="0.5em"/>
          <mn>000</mn>
        </mrow>
      </mfrac>
    </mstyle>
    <annotation encoding="StarMath 5.0">size 9 {1 over{100 ` 000} } </annotation>
  </semantics>
</math>
</file>

<file path=Object 14/content.xml><?xml version="1.0" encoding="utf-8"?>
<math xmlns="http://www.w3.org/1998/Math/MathML" display="block">
  <semantics>
    <mstyle mathsize="9pt">
      <mfrac>
        <mn>1</mn>
        <msup>
          <mn>10</mn>
          <mn>7</mn>
        </msup>
      </mfrac>
    </mstyle>
    <annotation encoding="StarMath 5.0">size 9 {1 over10^7}  </annotation>
  </semantics>
</math>
</file>

<file path=Object 15/content.xml><?xml version="1.0" encoding="utf-8"?>
<math xmlns="http://www.w3.org/1998/Math/MathML" display="block">
  <semantics>
    <mstyle mathsize="9pt">
      <mfrac>
        <mn>1</mn>
        <mrow>
          <mn>10</mn>
          <mspace width="0.5em"/>
          <mn>000</mn>
          <mspace width="0.5em"/>
          <mn>000</mn>
        </mrow>
      </mfrac>
    </mstyle>
    <annotation encoding="StarMath 5.0">size 9 {1 over{10` 000 ` 000}  }</annotation>
  </semantics>
</math>
</file>

<file path=Object 16/content.xml><?xml version="1.0" encoding="utf-8"?>
<math xmlns="http://www.w3.org/1998/Math/MathML" display="block">
  <semantics>
    <mstyle mathsize="9pt">
      <mfrac>
        <mn>1</mn>
        <msup>
          <mn>10</mn>
          <mn>6</mn>
        </msup>
      </mfrac>
    </mstyle>
    <annotation encoding="StarMath 5.0">size 9 {1 over10^6}  </annotation>
  </semantics>
</math>
</file>

<file path=Object 17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18/content.xml><?xml version="1.0" encoding="utf-8"?>
<math xmlns="http://www.w3.org/1998/Math/MathML" display="block">
  <semantics>
    <mfrac>
      <mstyle mathsize="10pt">
        <msup>
          <mrow>
            <mo stretchy="false">−</mo>
            <mn>4</mn>
          </mrow>
          <mrow>
            <mrow>
              <mspace width="0.5em"/>
              <mo stretchy="false">−</mo>
              <mspace width="0.5em"/>
            </mrow>
            <mn>3</mn>
          </mrow>
        </msup>
      </mstyle>
      <msup>
        <mstyle mathsize="10pt">
          <mrow>
            <mo stretchy="false">−</mo>
            <mn>3</mn>
          </mrow>
        </mstyle>
        <mrow>
          <mi>–</mi>
          <mn>3</mn>
        </mrow>
      </msup>
    </mfrac>
    <annotation encoding="StarMath 5.0">size 10 {-4}^{`-`3} over {size 10 -3}^{–3}</annotation>
  </semantics>
</math>
</file>

<file path=Object 19/content.xml><?xml version="1.0" encoding="utf-8"?>
<math xmlns="http://www.w3.org/1998/Math/MathML" display="block">
  <semantics>
    <msup>
      <mrow>
        <mo fence="true" form="prefix" stretchy="true">(</mo>
        <mrow>
          <mfrac>
            <mn>4</mn>
            <mn>3</mn>
          </mfrac>
        </mrow>
        <mo fence="true" form="postfix" stretchy="true">)</mo>
      </mrow>
      <mrow>
        <mo stretchy="false">−</mo>
        <mn>3</mn>
      </mrow>
    </msup>
    <annotation encoding="StarMath 5.0">left ( 4 over 3 right ) ^-3 </annotation>
  </semantics>
</math>
</file>

<file path=Object 2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n>8</mn>
        </msup>
      </mfrac>
    </mstyle>
    <annotation encoding="StarMath 5.0">size10{ 10^6 over 10^8 }</annotation>
  </semantics>
</math>
</file>

<file path=Object 20/content.xml><?xml version="1.0" encoding="utf-8"?>
<math xmlns="http://www.w3.org/1998/Math/MathML" display="block">
  <semantics>
    <mfrac>
      <mn>1</mn>
      <msup>
        <mn>5</mn>
        <mrow>
          <mi>–</mi>
          <mn>12</mn>
        </mrow>
      </msup>
    </mfrac>
    <annotation encoding="StarMath 5.0">{1} over {5}^{–12}</annotation>
  </semantics>
</math>
</file>

<file path=Object 21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6</mn>
        </mrow>
      </msup>
    </mfrac>
    <annotation encoding="StarMath 5.0">{1} over {"("-2")"}^{–6}</annotation>
  </semantics>
</math>
</file>

<file path=Object 22/content.xml><?xml version="1.0" encoding="utf-8"?>
<math xmlns="http://www.w3.org/1998/Math/MathML" display="block">
  <semantics>
    <mfrac>
      <mn>1</mn>
      <msup>
        <mn>3</mn>
        <mrow>
          <mi>–</mi>
          <mn>1</mn>
        </mrow>
      </msup>
    </mfrac>
    <annotation encoding="StarMath 5.0">{1} over {3}^{–1}</annotation>
  </semantics>
</math>
</file>

<file path=Object 23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space width="0.5em"/>
          </mrow>
          <mn>3</mn>
          <mtext>)</mtext>
        </mrow>
        <mrow>
          <mspace width="0.5em"/>
          <mn>6</mn>
        </mrow>
      </msup>
    </mfrac>
    <annotation encoding="StarMath 5.0">{1} over {"("-`3")"}^{`6}</annotation>
  </semantics>
</math>
</file>

<file path=Object 24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2</mn>
        </mrow>
      </msup>
    </mfrac>
    <annotation encoding="StarMath 5.0">{1} over {"("-2")"}^{–2}</annotation>
  </semantics>
</math>
</file>

<file path=Object 25/content.xml><?xml version="1.0" encoding="utf-8"?>
<math xmlns="http://www.w3.org/1998/Math/MathML" display="block">
  <semantics>
    <mfrac>
      <mrow>
        <mo stretchy="false">−</mo>
        <mn>1</mn>
      </mrow>
      <msup>
        <mrow>
          <mo stretchy="false">−</mo>
          <mn>5</mn>
        </mrow>
        <mrow>
          <mi>–</mi>
          <mn>1</mn>
        </mrow>
      </msup>
    </mfrac>
    <annotation encoding="StarMath 5.0">{-1} over {-5}^{–1}</annotation>
  </semantics>
</math>
</file>

<file path=Object 26/content.xml><?xml version="1.0" encoding="utf-8"?>
<math xmlns="http://www.w3.org/1998/Math/MathML" display="block">
  <semantics>
    <mfrac>
      <mstyle mathsize="10pt">
        <msup>
          <mn>8</mn>
          <mrow>
            <mo stretchy="false">−</mo>
            <mn>7</mn>
          </mrow>
        </msup>
      </mstyle>
      <msup>
        <mstyle mathsize="10pt">
          <mn>5</mn>
        </mstyle>
        <mrow>
          <mi>–</mi>
          <mn>7</mn>
        </mrow>
      </msup>
    </mfrac>
    <annotation encoding="StarMath 5.0">size 10 {8}^{-7} over {size 10 5}^{–7}</annotation>
  </semantics>
</math>
</file>

<file path=Object 27/content.xml><?xml version="1.0" encoding="utf-8"?>
<math xmlns="http://www.w3.org/1998/Math/MathML" display="block">
  <semantics>
    <msup>
      <mrow>
        <mo fence="true" form="prefix" stretchy="true">(</mo>
        <mrow>
          <mfrac>
            <mn>8</mn>
            <mn>5</mn>
          </mfrac>
        </mrow>
        <mo fence="true" form="postfix" stretchy="true">)</mo>
      </mrow>
      <mrow>
        <mo stretchy="false">−</mo>
        <mn>7</mn>
      </mrow>
    </msup>
    <annotation encoding="StarMath 5.0">left ( 8 over 5 right ) ^-7 </annotation>
  </semantics>
</math>
</file>

<file path=Object 3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sup>
          <mn>10</mn>
          <mn>12</mn>
        </msup>
        <mrow>
          <mspace width="0.5em"/>
          <mo stretchy="false">×</mo>
          <mspace width="0.5em"/>
        </mrow>
        <mn>35</mn>
        <mrow>
          <mspace width="0.5em"/>
          <mo stretchy="false">×</mo>
          <mspace width="0.5em"/>
        </mrow>
        <msup>
          <mn>10</mn>
          <mn>8</mn>
        </msup>
      </mrow>
      <mrow>
        <mn>14</mn>
        <mrow>
          <mspace width="0.5em"/>
          <mo stretchy="false">×</mo>
          <mtext>(</mtext>
        </mrow>
        <msup>
          <mn>10</mn>
          <mn>5</mn>
        </msup>
        <msup>
          <mtext>)</mtext>
          <mn>3</mn>
        </msup>
      </mrow>
    </mfrac>
    <annotation encoding="StarMath 5.0"> { 6 `times `10^{12 } `times` 35 `times` 10^8 } over{14 `times"("10^5")"^3}</annotation>
  </semantics>
</math>
</file>

<file path=Object 4/content.xml><?xml version="1.0" encoding="utf-8"?>
<math xmlns="http://www.w3.org/1998/Math/MathML" display="block">
  <semantics>
    <mfrac>
      <mstyle mathsize="10pt">
        <mrow>
          <mn>3</mn>
          <mrow>
            <mspace width="0.5em"/>
            <mo stretchy="false">×</mo>
            <mspace width="0.5em"/>
          </mrow>
          <msup>
            <mn>10</mn>
            <mn>5</mn>
          </msup>
          <mrow>
            <mspace width="0.5em"/>
            <mo stretchy="false">−</mo>
            <mspace width="0.5em"/>
          </mrow>
          <mn>6</mn>
          <mrow>
            <mspace width="0.5em"/>
            <mo stretchy="false">×</mo>
            <mspace width="0.5em"/>
          </mrow>
          <msup>
            <mn>10</mn>
            <mn>3</mn>
          </msup>
        </mrow>
      </mstyle>
      <mrow>
        <mn>3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 size 10{ 3 `times` 10^5`-`6 `times` 10^3 }over { 3 `times `10^3 }</annotation>
  </semantics>
</math>
</file>

<file path=Object 5/content.xml><?xml version="1.0" encoding="utf-8"?>
<math xmlns="http://www.w3.org/1998/Math/MathML" display="block">
  <semantics>
    <mstyle mathsize="9pt">
      <mfrac>
        <mn>1</mn>
        <msup>
          <mn>10</mn>
          <mn>4</mn>
        </msup>
      </mfrac>
    </mstyle>
    <annotation encoding="StarMath 5.0">size 9 {1 over10^4}  </annotation>
  </semantics>
</math>
</file>

<file path=Object 6/content.xml><?xml version="1.0" encoding="utf-8"?>
<math xmlns="http://www.w3.org/1998/Math/MathML" display="block">
  <semantics>
    <mstyle mathsize="9pt">
      <mfrac>
        <mn>1</mn>
        <mrow>
          <mn>10</mn>
          <mspace width="0.5em"/>
          <mn>000</mn>
        </mrow>
      </mfrac>
    </mstyle>
    <annotation encoding="StarMath 5.0">size 9 {1 over { 10 ` 000 }}</annotation>
  </semantics>
</math>
</file>

<file path=Object 7/content.xml><?xml version="1.0" encoding="utf-8"?>
<math xmlns="http://www.w3.org/1998/Math/MathML" display="block">
  <semantics>
    <mtable>
      <mtr>
        <mtd>
          <mrow>
            <mtext>B</mtext>
            <mrow>
              <mspace width="0.5em"/>
              <mo stretchy="false">=</mo>
              <mspace width="0.5em"/>
            </mrow>
            <mfrac>
              <mrow>
                <mn>2</mn>
                <mrow>
                  <mspace width="0.5em"/>
                  <mo stretchy="false">×</mo>
                  <mspace width="0.5em"/>
                </mrow>
                <mn>3</mn>
                <mrow>
                  <mspace width="0.5em"/>
                  <mo stretchy="false">×</mo>
                  <mspace width="0.5em"/>
                </mrow>
                <mn>5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sup>
                  <mn>10</mn>
                  <mrow>
                    <mn>12</mn>
                    <mo stretchy="false">+</mo>
                    <mn>8</mn>
                  </mrow>
                </msup>
              </mrow>
              <mrow>
                <mn>2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sup>
                  <mn>10</mn>
                  <mrow>
                    <mn>5</mn>
                    <mo stretchy="false">×</mo>
                    <mn>3</mn>
                  </mrow>
                </msup>
              </mrow>
            </mfrac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5</mn>
            <mrow>
              <mspace width="0.5em"/>
              <mo stretchy="false">×</mo>
              <mspace width="0.5em"/>
            </mrow>
            <msup>
              <mn>10</mn>
              <mrow>
                <mn>20</mn>
                <mo stretchy="false">−</mo>
                <mn>15</mn>
              </mrow>
            </msup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5</mn>
            <mrow>
              <mspace width="0.5em"/>
              <mo stretchy="false">×</mo>
              <mspace width="0.5em"/>
            </mrow>
            <msup>
              <mn>10</mn>
              <mn>5</mn>
            </msup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,5</mn>
            <mrow>
              <mspace width="0.5em"/>
              <mo stretchy="false">×</mo>
              <mspace width="0.5em"/>
            </mrow>
            <msup>
              <mn>10</mn>
              <mn>6</mn>
            </msup>
          </mrow>
        </mtd>
      </mtr>
    </mtable>
    <annotation encoding="StarMath 5.0">"B" ` = ` {2 ` times ` 3 ` times ` 5 ` times ` 7 ` times ` 10^{12+8}}over{2 ` times `  7 `times ` 10^{5 times3}}` newline newline alignl "B"`   = `  15 ` times ` 10^{20-15} ` newline newline alignl "B"`   = ` 15 ` times ` 10^5 ` ` newline  newline alignl "B"`   = ` 1,5 ` times ` 10^6</annotation>
  </semantics>
</math>
</file>

<file path=Object 8/content.xml><?xml version="1.0" encoding="utf-8"?>
<math xmlns="http://www.w3.org/1998/Math/MathML" display="block">
  <semantics>
    <mtable>
      <mtr>
        <mtd>
          <mrow>
            <mtext>C</mtext>
            <mrow>
              <mspace width="0.5em"/>
              <mo stretchy="false">=</mo>
              <mspace width="0.5em"/>
            </mrow>
            <mfrac>
              <mrow>
                <mn>300</mn>
                <mspace width="0.5em"/>
                <mn>000</mn>
                <mrow>
                  <mspace width="0.5em"/>
                  <mo stretchy="false">−</mo>
                  <mspace width="0.5em"/>
                </mrow>
                <mn>6</mn>
                <mspace width="0.5em"/>
                <mn>000</mn>
              </mrow>
              <mrow>
                <mn>3</mn>
                <mspace width="0.5em"/>
                <mn>000</mn>
              </mrow>
            </mfrac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frac>
              <mrow>
                <mn>294</mn>
                <mspace width="0.5em"/>
                <mn>000</mn>
              </mrow>
              <mrow>
                <mspace width="3.5em"/>
                <mn>3</mn>
                <mspace width="0.5em"/>
                <mn>000</mn>
              </mrow>
            </mfrac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n>98</mn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n>9,8</mn>
            <mrow>
              <mspace width="0.5em"/>
              <mo stretchy="false">×</mo>
              <mspace width="0.5em"/>
            </mrow>
            <msup>
              <mn>10</mn>
              <mn>1</mn>
            </msup>
          </mrow>
        </mtd>
      </mtr>
    </mtable>
    <annotation encoding="StarMath 5.0">"C" ` = ` {300 `000 ` - ` 6 ` 000}over{3 ` 000} ` newline newline alignl "C"`   = ` {294 ` 000} over { ` ` ` ` ` ` ` 3 ` 000} ` newline newline alignl "C"`   = ` 98 ` newline newline alignl "C"`   = ` 9,8 ` times ` 10^1</annotation>
  </semantics>
</math>
</file>

<file path=Object 9/content.xml><?xml version="1.0" encoding="utf-8"?>
<math xmlns="http://www.w3.org/1998/Math/MathML" display="block">
  <semantics>
    <mstyle mathsize="9pt">
      <mfrac>
        <mn>1</mn>
        <msup>
          <mn>10</mn>
          <mn>2</mn>
        </msup>
      </mfrac>
    </mstyle>
    <annotation encoding="StarMath 5.0">size 9 {1 over10^2}  </annotation>
  </semantics>
</math>
</file>